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byssinica SIL" svg:font-family="'Abyssinica SIL'" style:font-pitch="variable"/>
    <style:font-face style:name="Abyssinica SIL1" svg:font-family="'Abyssinica SIL'" style:font-adornments="標準" style:font-pitch="variable"/>
    <style:font-face style:name="Liberation Sans1" svg:font-family="'Liberation Sans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Lohit Devanagari3" svg:font-family="'Lohit Devanagari'" style:font-adornments="標準" style:font-pitch="variable"/>
    <style:font-face style:name="Source Sans Pro3" svg:font-family="'Source Sans Pro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adornments="Semi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4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1-outline1">
      <style:graphic-properties fo:min-height="6.75cm"/>
    </style:style>
    <style:style style:name="pr8" style:family="presentation" style:parent-style-name="alizarin1-notes">
      <style:graphic-properties draw:fill-color="#ffffff" draw:auto-grow-height="true" fo:min-height="13.364cm"/>
    </style:style>
    <style:style style:name="pr9" style:family="presentation" style:parent-style-name="alizarin-outline1">
      <style:graphic-properties fo:min-height="6.75cm"/>
    </style:style>
    <style:style style:name="pr10" style:family="presentation" style:parent-style-name="alizarin-notes">
      <style:graphic-properties draw:fill-color="#ffffff" draw:auto-grow-height="true" fo:min-height="13.364cm"/>
    </style:style>
    <style:style style:name="pr11" style:family="presentation" style:parent-style-name="alizarin1-outline1">
      <style:graphic-properties fo:min-height="12.75cm"/>
    </style:style>
    <style:style style:name="co1" style:family="table-column">
      <style:table-column-properties style:column-width="6.335cm" style:use-optimal-column-width="false"/>
    </style:style>
    <style:style style:name="co2" style:family="table-column">
      <style:table-column-properties style:column-width="19.24cm" style:use-optimal-column-width="false"/>
    </style:style>
    <style:style style:name="co3" style:family="table-column">
      <style:table-column-properties style:column-width="5.487cm" style:use-optimal-column-width="false"/>
    </style:style>
    <style:style style:name="co4" style:family="table-column">
      <style:table-column-properties style:column-width="20.423cm" style:use-optimal-column-width="false"/>
    </style:style>
    <style:style style:name="co5" style:family="table-column">
      <style:table-column-properties style:column-width="5.372cm" style:use-optimal-column-width="false"/>
    </style:style>
    <style:style style:name="co6" style:family="table-column">
      <style:table-column-properties style:column-width="5.373cm" style:use-optimal-column-width="false"/>
    </style:style>
    <style:style style:name="co7" style:family="table-column">
      <style:table-column-properties style:column-width="5.899cm" style:use-optimal-column-width="false"/>
    </style:style>
    <style:style style:name="co8" style:family="table-column">
      <style:table-column-properties style:column-width="6.105cm" style:use-optimal-column-width="false"/>
    </style:style>
    <style:style style:name="co9" style:family="table-column">
      <style:table-column-properties style:column-width="6.106cm" style:use-optimal-column-width="false"/>
    </style:style>
    <style:style style:name="co10" style:family="table-column">
      <style:table-column-properties style:column-width="8.555cm" style:use-optimal-column-width="false"/>
    </style:style>
    <style:style style:name="co11" style:family="table-column">
      <style:table-column-properties style:column-width="13.493cm" style:use-optimal-column-width="false"/>
    </style:style>
    <style:style style:name="co12" style:family="table-column">
      <style:table-column-properties style:column-width="3.718cm" style:use-optimal-column-width="false"/>
    </style:style>
    <style:style style:name="co13" style:family="table-column">
      <style:table-column-properties style:column-width="19.076cm" style:use-optimal-column-width="false"/>
    </style:style>
    <style:style style:name="co14" style:family="table-column">
      <style:table-column-properties style:column-width="6.32cm" style:use-optimal-column-width="false"/>
    </style:style>
    <style:style style:name="co15" style:family="table-column">
      <style:table-column-properties style:column-width="19.255cm" style:use-optimal-column-width="false"/>
    </style:style>
    <style:style style:name="ro1" style:family="table-row">
      <style:table-row-properties style:row-height="1.513cm"/>
    </style:style>
    <style:style style:name="ro2" style:family="table-row">
      <style:table-row-properties style:row-height="1.527cm"/>
    </style:style>
    <style:style style:name="ro3" style:family="table-row">
      <style:table-row-properties style:row-height="1.362cm"/>
    </style:style>
    <style:style style:name="ro4" style:family="table-row">
      <style:table-row-properties style:row-height="2.463cm"/>
    </style:style>
    <style:style style:name="ro5" style:family="table-row">
      <style:table-row-properties style:row-height="2.462cm"/>
    </style:style>
    <style:style style:name="ro6" style:family="table-row">
      <style:table-row-properties style:row-height="4.628cm"/>
    </style:style>
    <style:style style:name="ro7" style:family="table-row">
      <style:table-row-properties style:row-height="1.448cm"/>
    </style:style>
    <style:style style:name="ro8" style:family="table-row">
      <style:table-row-properties style:row-height="1.454cm"/>
    </style:style>
    <style:style style:name="ro9" style:family="table-row">
      <style:table-row-properties style:row-height="4.319cm"/>
    </style:style>
    <style:style style:name="ro10" style:family="table-row">
      <style:table-row-properties style:row-height="1.352cm"/>
    </style:style>
    <style:style style:name="ro11" style:family="table-row">
      <style:table-row-properties style:row-height="1.354cm"/>
    </style:style>
    <style:style style:name="ro12" style:family="table-row">
      <style:table-row-properties style:row-height="3.496cm"/>
    </style:style>
    <style:style style:name="ro13" style:family="table-row">
      <style:table-row-properties style:row-height="1.094cm"/>
    </style:style>
    <style:style style:name="ro14" style:family="table-row">
      <style:table-row-properties style:row-height="1.894cm"/>
    </style:style>
    <style:style style:name="ro15" style:family="table-row">
      <style:table-row-properties style:row-height="1.098cm"/>
    </style:style>
    <style:style style:name="ro16" style:family="table-row">
      <style:table-row-properties style:row-height="1.683cm"/>
    </style:style>
    <style:style style:name="ro17" style:family="table-row">
      <style:table-row-properties style:row-height="0.972cm"/>
    </style:style>
    <style:style style:name="ro18" style:family="table-row">
      <style:table-row-properties style:row-height="1.682cm"/>
    </style:style>
    <style:style style:name="ro19" style:family="table-row">
      <style:table-row-properties style:row-height="1.539cm"/>
    </style:style>
    <style:style style:name="ro20" style:family="table-row">
      <style:table-row-properties style:row-height="1.543cm"/>
    </style:style>
    <style:style style:name="ro21" style:family="table-row">
      <style:table-row-properties style:row-height="2.573cm"/>
    </style:style>
    <style:style style:name="ro22" style:family="table-row">
      <style:table-row-properties style:row-height="1.359cm"/>
    </style:style>
    <style:style style:name="ro23" style:family="table-row">
      <style:table-row-properties style:row-height="2.311cm"/>
    </style:style>
    <style:style style:name="ro24" style:family="table-row">
      <style:table-row-properties style:row-height="2.253cm"/>
    </style:style>
    <style:style style:name="ro25" style:family="table-row">
      <style:table-row-properties style:row-height="1.355cm"/>
    </style:style>
    <style:style style:name="ce1" style:family="table-cell">
      <style:text-properties fo:color="#2f4b93" fo:font-size="28pt" style:font-size-asian="28pt" style:font-size-complex="2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fo:color="#2f4b93" style:font-name="Abyssinica SIL" fo:font-size="24pt" style:font-size-asian="24pt" style:font-size-complex="24pt"/>
    </style:style>
    <style:style style:name="ce4" style:family="table-cell">
      <style:paragraph-properties fo:text-align="center"/>
      <style:text-properties fo:color="#2f4b93" style:font-name="Abyssinica SIL" fo:font-size="24pt" fo:background-color="transparent" style:font-size-asian="24pt" style:font-size-complex="24pt"/>
    </style:style>
    <style:style style:name="ce5" style:family="table-cell">
      <style:paragraph-properties fo:text-align="center"/>
      <style:text-properties style:font-name="Abyssinica SIL" fo:font-size="24pt" style:font-size-asian="24pt" style:font-size-complex="24pt"/>
    </style:style>
    <style:style style:name="ce6" style:family="table-cell">
      <style:text-properties fo:color="#000000" fo:font-weight="bold" style:font-weight-asian="bold" style:font-weight-complex="bold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fo:color="#800000" fo:font-size="26pt" fo:font-weight="bold" style:font-size-asian="26pt" style:font-weight-asian="bold" style:font-size-complex="26pt" style:font-weight-complex="bold"/>
    </style:style>
    <style:style style:name="ce9" style:family="table-cell">
      <style:text-properties fo:font-size="26pt" style:font-size-asian="26pt" style:font-size-complex="26pt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margin-top="0cm" fo:margin-bottom="0.499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line-height="200%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style:use-window-font-color="tru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background-color="transparent"/>
    </style:style>
    <style:style style:name="P13" style:family="paragraph">
      <loext:graphic-properties draw:fill="none" draw:fill-color="#ffffff"/>
    </style:style>
    <style:style style:name="P14" style:family="paragraph">
      <style:paragraph-properties fo:line-height="150%"/>
    </style:style>
    <style:style style:name="T1" style:family="text">
      <style:text-properties fo:color="#0000cd" fo:font-size="20pt" style:font-size-asian="20pt" style:font-size-complex="20pt"/>
    </style:style>
    <style:style style:name="T2" style:family="text">
      <style:text-properties fo:color="#a52a2a" fo:font-size="20pt" style:font-size-asian="20pt" style:font-size-complex="20pt"/>
    </style:style>
    <style:style style:name="T3" style:family="text">
      <style:text-properties fo:color="#ff0000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variant="normal" fo:text-transform="none" fo:color="#0000cd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52a2a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00"/>
    </style:style>
    <style:style style:name="T11" style:family="text">
      <style:text-properties fo:color="#2f4b93"/>
    </style:style>
    <style:style style:name="T12" style:family="text">
      <style:text-properties fo:color="#2f4b93" fo:font-weight="bold" style:font-weight-asian="bold" style:font-weight-complex="bold"/>
    </style:style>
    <style:style style:name="T13" style:family="text">
      <style:text-properties fo:color="#2f4b93" fo:font-size="28pt" style:font-size-asian="28pt" style:font-size-complex="2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variant="normal" fo:text-transform="none" fo:color="#008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cd"/>
    </style:style>
    <style:style style:name="T19" style:family="text">
      <style:text-properties fo:color="#008000"/>
    </style:style>
    <style:style style:name="T20" style:family="text">
      <style:text-properties fo:color="#a52a2a"/>
    </style:style>
    <style:style style:name="T21" style:family="text">
      <style:text-properties fo:color="#000000"/>
    </style:style>
    <style:style style:name="T22" style:family="text">
      <style:text-properties fo:color="#ff0000"/>
    </style:style>
    <style:style style:name="T23" style:family="text">
      <style:text-properties fo:color="#ff0000" style:text-position="super 58%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0000" fo:font-size="24pt" style:font-size-asian="24pt" style:font-size-complex="24pt"/>
    </style:style>
    <style:style style:name="T26" style:family="text">
      <style:text-properties fo:color="#000000" fo:font-size="24pt" style:font-size-asian="24pt" style:font-size-complex="24pt"/>
    </style:style>
    <style:style style:name="T27" style:family="text">
      <style:text-properties fo:color="#a52a2a" fo:font-size="24pt" style:font-size-asian="24pt" style:font-size-complex="24pt"/>
    </style:style>
    <style:style style:name="T2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cd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a52a2a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0000cd" style:font-name="Liberation Serif1" fo:font-size="24pt" fo:font-weight="bold" style:font-name-asian="Lohit Devanagari1" style:font-size-asian="24pt" style:font-weight-asian="bold" style:font-size-complex="24pt" style:font-weight-complex="bold"/>
    </style:style>
    <style:style style:name="T35" style:family="text">
      <style:text-properties fo:color="#000000" style:font-name="Liberation Serif1" fo:font-size="24pt" fo:font-weight="bold" style:font-name-asian="Lohit Devanagari1" style:font-size-asian="24pt" style:font-weight-asian="bold" style:font-size-complex="24pt" style:font-weight-complex="bold"/>
    </style:style>
    <style:style style:name="T36" style:family="text">
      <style:text-properties style:font-name="Liberation Serif1" fo:font-size="24pt" fo:font-weight="bold" style:font-name-asian="Lohit Devanagari1" style:font-size-asian="24pt" style:font-weight-asian="bold" style:font-size-complex="24pt" style:font-weight-complex="bold"/>
    </style:style>
    <style:style style:name="T37" style:family="text">
      <style:text-properties fo:color="#008000" style:font-name="Liberation Serif1" fo:font-size="24pt" fo:font-weight="bold" style:font-name-asian="Lohit Devanagari1" style:font-size-asian="24pt" style:font-weight-asian="bold" style:font-size-complex="24pt" style:font-weight-complex="bold"/>
    </style:style>
    <style:style style:name="T38" style:family="text">
      <style:text-properties fo:color="#008000" fo:font-weight="bold" style:font-weight-asian="bold" style:font-weight-complex="bold"/>
    </style:style>
    <style:style style:name="T39" style:family="text">
      <style:text-properties fo:font-variant="normal" fo:text-transform="none" fo:color="#800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f4b93" style:font-name="Abyssinica SIL" fo:font-size="24pt" style:font-size-asian="24pt" style:font-size-complex="24pt"/>
    </style:style>
    <style:style style:name="T41" style:family="text">
      <style:text-properties fo:color="#2f4b93" fo:font-size="24pt" fo:background-color="transparent" style:font-size-asian="24pt" style:font-size-complex="24pt"/>
    </style:style>
    <style:style style:name="T42" style:family="text">
      <style:text-properties fo:color="#0000cd" fo:font-size="20pt" style:font-size-asian="18pt" style:font-size-complex="20pt"/>
    </style:style>
    <style:style style:name="T43" style:family="text">
      <style:text-properties fo:color="#ff0000" fo:font-size="20pt" style:font-size-asian="18pt" style:font-size-complex="20pt"/>
    </style:style>
    <style:style style:name="T44" style:family="text">
      <style:text-properties fo:color="#a52a2a" fo:font-size="20pt" style:font-size-asian="18pt" style:font-size-complex="20pt"/>
    </style:style>
    <style:style style:name="T45" style:family="text">
      <style:text-properties fo:color="#008000" fo:font-size="20pt" style:font-size-asian="18pt" style:font-size-complex="20pt"/>
    </style:style>
    <style:style style:name="T46" style:family="text">
      <style:text-properties fo:font-variant="normal" fo:text-transform="none" fo:color="#0000cd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8000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a52a2a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00000" fo:font-weight="bold" style:font-weight-asian="bold" style:font-weight-complex="bold"/>
    </style:style>
    <style:style style:name="T51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52" style:family="text">
      <style:text-properties fo:font-variant="normal" fo:text-transform="none" fo:color="#27ae6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cd" style:text-outline="false" style:text-line-through-style="none" style:text-line-through-type="none" style:font-name="Source Sans Pro Semibold2" fo:font-size="26pt" fo:text-shadow="none" style:text-underline-style="none" fo:font-weight="600" style:letter-kerning="true" style:font-name-asian="源ノ角ゴシック Medium2" style:font-size-asian="24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6pt" fo:text-shadow="none" style:text-underline-style="none" fo:font-weight="600" style:letter-kerning="true" style:font-name-asian="源ノ角ゴシック Medium2" style:font-size-asian="24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6pt" fo:font-style="italic" fo:text-shadow="none" style:text-underline-style="none" fo:font-weight="600" style:letter-kerning="true" style:font-name-asian="源ノ角ゴシック Medium2" style:font-size-asian="24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000000" fo:font-size="22pt" style:font-size-asian="22pt" style:font-size-complex="22pt"/>
    </style:style>
    <style:style style:name="T59" style:family="text">
      <style:text-properties fo:color="#ff0000" fo:font-size="22pt" style:font-size-asian="22pt" style:font-size-complex="22pt"/>
    </style:style>
    <style:style style:name="T60" style:family="text">
      <style:text-properties fo:color="#0000cd" fo:font-size="22pt" style:font-size-asian="22pt" style:font-size-complex="22pt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008000" fo:font-style="italic" style:font-style-asian="italic" style:font-style-complex="italic"/>
    </style:style>
    <style:style style:name="T63" style:family="text">
      <style:text-properties fo:color="#2ecc71"/>
    </style:style>
    <style:style style:name="T64" style:family="text">
      <style:text-properties fo:color="#27ae60"/>
    </style:style>
    <style:style style:name="T65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66" style:family="text">
      <style:text-properties fo:font-size="26pt" style:font-size-asian="26pt" style:font-size-complex="26pt"/>
    </style:style>
    <style:style style:name="T67" style:family="text">
      <style:text-properties style:use-window-font-color="true"/>
    </style:style>
    <style:style style:name="T68" style:family="text">
      <style:text-properties style:use-window-font-color="true" fo:font-weight="bold" style:font-weight-asian="bold" style:font-weight-complex="bold"/>
    </style:style>
    <style:style style:name="T69" style:family="text">
      <style:text-properties fo:font-variant="normal" fo:text-transform="none" fo:color="#008000" style:text-outline="false" style:text-line-through-style="none" style:text-line-through-type="none" style:font-name="Source Sans Pro Semibold2" fo:font-size="26pt" fo:font-style="normal" fo:text-shadow="none" style:text-underline-style="none" fo:font-weight="bold" style:letter-kerning="true" style:font-name-asian="源ノ角ゴシック Medium2" style:font-size-asian="24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scrip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Abhijit A M <text:line-break/><text:a xlink:href="mailto:abhijit.comp@coep.ac.in" xlink:type="simple">abhijit.comp@coep.ac.in</text:a></text:p>
            <text:p/>
            <text:p text:style-name="P1">Credits: www.w3schools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le of Javascrip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3"/>1. HTML to define the content of web pages</text:p>
              </text:list-item>
              <text:list-item>
                <text:p/>
              </text:list-item>
              <text:list-item>
                <text:p><text:s text:c="3"/>2. CSS to specify the layout of web pages</text:p>
              </text:list-item>
              <text:list-item>
                <text:p/>
              </text:list-item>
              <text:list-item>
                <text:p><text:s text:c="3"/>3. JavaScript to program the behavior of web pag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Javascript can 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hange HTML Content</text:p>
                <text:list>
                  <text:list-item>
                    <text:p>document.getElementById("demo").innerHTML = "Hello JavaScript"; </text:p>
                  </text:list-item>
                </text:list>
              </text:list-item>
              <text:list-item>
                <text:p>Change HTML Attributes</text:p>
                <text:list>
                  <text:list-item>
                    <text:p>&lt;button onclick="document.getElementById('myImage').src='pic_bulboff.gif'"&gt;Turn off the light&lt;/button&gt;</text:p>
                  </text:list-item>
                  <text:list-item>
                    <text:p><text:a xlink:href="https://www.w3schools.com/js/tryit.asp?filename=tryjs_intro_lightbulb" xlink:type="simple">https://www.w3schools.com/js/tryit.asp?filename=tryjs_intro_lightbulb</text:a></text:p>
                  </text:list-item>
                </text:list>
              </text:list-item>
              <text:list-item>
                <text:p>Hide/Show HTML Elements</text:p>
                <text:list>
                  <text:list-item>
                    <text:p><text:s/>document.getElementById("demo").style.display = "none"; document.getElementById("demo").style.display = "block";</text:p>
                  </text:list-item>
                  <text:list-item>
                    <text:p><text:a xlink:href="https://www.w3schools.com/js/tryit.asp?filename=tryjs_intro_hide" xlink:type="simple">https://www.w3schools.com/js/tryit.asp?filename=tryjs_intro_hide</text:a>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ys of writing Javascript code in HTML pag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lways within script tags</text:p>
                <text:list>
                  <text:list-item>
                    <text:p><text:s/>&lt;script&gt;</text:p>
                  </text:list-item>
                  <text:list-item>
                    <text:p>document.getElementById("demo").innerHTML = "My First JavaScript";</text:p>
                  </text:list-item>
                  <text:list-item>
                    <text:p>&lt;/script&gt; </text:p>
                  </text:list-item>
                </text:list>
              </text:list-item>
              <text:list-item>
                <text:p>Any number of scripts in a page</text:p>
              </text:list-item>
              <text:list-item>
                <text:p>in &lt;head&gt; or &lt;body&gt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S <text:s/>in head + events + functions</text:p>
          </draw:text-box>
        </draw:frame>
        <draw:frame presentation:style-name="pr5" draw:text-style-name="P5" draw:layer="layout" svg:width="25.5cm" svg:height="14.132cm" svg:x="1cm" svg:y="4.368cm" presentation:class="outline" presentation:user-transformed="true">
          <draw:text-box>
            <text:p text:style-name="P4"><text:span text:style-name="T1">&lt;</text:span><text:span text:style-name="T2">!DOCTYPE</text:span><text:span text:style-name="T3"> html</text:span><text:span text:style-name="T1">&gt;</text:span><text:span text:style-name="T4"><text:line-break/></text:span><text:span text:style-name="T1">&lt;</text:span><text:span text:style-name="T2">html</text:span><text:span text:style-name="T1">&gt; &lt;</text:span><text:span text:style-name="T2">head</text:span><text:span text:style-name="T1">&gt;</text:span><text:span text:style-name="T4"><text:line-break/></text:span><text:span text:style-name="T1">&lt;</text:span><text:span text:style-name="T2">script</text:span><text:span text:style-name="T1">&gt;</text:span><text:span text:style-name="T5"><text:line-break/></text:span><text:span text:style-name="T1">function</text:span><text:span text:style-name="T5"> myFunction() {</text:span><text:span text:style-name="T5"><text:line-break/></text:span><text:span text:style-name="T5">    document.getElementById(</text:span><text:span text:style-name="T2">"demo"</text:span><text:span text:style-name="T5">).innerHTML = </text:span><text:span text:style-name="T2">"Paragraph changed."</text:span><text:span text:style-name="T5">;</text:span><text:span text:style-name="T5"><text:line-break/></text:span><text:span text:style-name="T5">}</text:span><text:span text:style-name="T5"><text:line-break/></text:span><text:span text:style-name="T1">&lt;</text:span><text:span text:style-name="T2">/script</text:span><text:span text:style-name="T1">&gt; &lt;</text:span><text:span text:style-name="T2">/head</text:span><text:span text:style-name="T1">&gt;</text:span></text:p>
            <text:p><text:span text:style-name="T1">&lt;</text:span><text:span text:style-name="T2">body</text:span><text:span text:style-name="T1">&gt;</text:span></text:p>
            <text:p><text:span text:style-name="T1">&lt;</text:span><text:span text:style-name="T2">h1</text:span><text:span text:style-name="T1">&gt;</text:span><text:span text:style-name="T4">A Web Page</text:span><text:span text:style-name="T1">&lt;</text:span><text:span text:style-name="T2">/h1</text:span><text:span text:style-name="T1">&gt;</text:span><text:span text:style-name="T4"><text:line-break/></text:span><text:span text:style-name="T1">&lt;</text:span><text:span text:style-name="T2">p</text:span><text:span text:style-name="T3"> id</text:span><text:span text:style-name="T1">="demo"&gt;</text:span><text:span text:style-name="T4">A Paragraph</text:span><text:span text:style-name="T1">&lt;</text:span><text:span text:style-name="T2">/p</text:span><text:span text:style-name="T1">&gt;</text:span><text:span text:style-name="T4"><text:line-break/></text:span><text:span text:style-name="T1">&lt;</text:span><text:span text:style-name="T2">button</text:span><text:span text:style-name="T3"> type</text:span><text:span text:style-name="T1">="button"</text:span><text:span text:style-name="T3"> onclick</text:span><text:span text:style-name="T1">="myFunction()"&gt;</text:span><text:span text:style-name="T4">Try it</text:span><text:span text:style-name="T1">&lt;</text:span><text:span text:style-name="T2">/button</text:span><text:span text:style-name="T1">&gt;</text:span></text:p>
            <text:p><text:span text:style-name="T1">&lt;</text:span><text:span text:style-name="T2">/body</text:span><text:span text:style-name="T1">&gt; &lt;</text:span><text:span text:style-name="T2">/html</text:span><text:span text:style-name="T1">&gt;</text:span><text:span text:style-name="T4"> </text:span></text:p>
            <text:p><text:span text:style-name="T4"><text:a xlink:href="https://www.w3schools.com/js/tryit.asp?filename=tryjs_whereto_head" xlink:type="simple">https://www.w3schools.com/js/tryit.asp?filename=tryjs_whereto_head</text:a>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ame JS in body</text:p>
          </draw:text-box>
        </draw:frame>
        <draw:frame presentation:style-name="pr5" draw:layer="layout" svg:width="25.5cm" svg:height="13cm" svg:x="1cm" svg:y="5.5cm" presentation:class="outline">
          <draw:text-box>
            <text:p text:style-name="P4"><text:span text:style-name="T6">&lt;</text:span><text:span text:style-name="T7">!DOCTYPE</text:span><text:span text:style-name="T8"> html</text:span><text:span text:style-name="T6">&gt;</text:span><text:span text:style-name="T6"><text:line-break/></text:span><text:span text:style-name="T6">&lt;</text:span><text:span text:style-name="T7">html</text:span><text:span text:style-name="T6">&gt;</text:span><text:span text:style-name="T6"><text:line-break/></text:span><text:span text:style-name="T6">&lt;</text:span><text:span text:style-name="T7">body</text:span><text:span text:style-name="T6">&gt; </text:span><text:span text:style-name="T6"><text:line-break/></text:span><text:span text:style-name="T6">&lt;</text:span><text:span text:style-name="T7">h1</text:span><text:span text:style-name="T6">&gt;A Web Page&lt;</text:span><text:span text:style-name="T7">/h1</text:span><text:span text:style-name="T6">&gt;</text:span><text:span text:style-name="T6"><text:line-break/></text:span><text:span text:style-name="T6">&lt;</text:span><text:span text:style-name="T7">p</text:span><text:span text:style-name="T8"> id</text:span><text:span text:style-name="T6">="demo"&gt;A Paragraph&lt;</text:span><text:span text:style-name="T7">/p</text:span><text:span text:style-name="T6">&gt;</text:span><text:span text:style-name="T6"><text:line-break/></text:span><text:span text:style-name="T6">&lt;</text:span><text:span text:style-name="T7">button</text:span><text:span text:style-name="T8"> type</text:span><text:span text:style-name="T6">="button"</text:span><text:span text:style-name="T8"> onclick</text:span><text:span text:style-name="T6">="myFunction()"&gt;Try it&lt;</text:span><text:span text:style-name="T7">/button</text:span><text:span text:style-name="T6">&gt;</text:span><text:span text:style-name="T6"><text:line-break/></text:span><text:span text:style-name="T6">&lt;</text:span><text:span text:style-name="T7">script</text:span><text:span text:style-name="T6">&gt;</text:span><text:span text:style-name="T9"><text:line-break/></text:span><text:span text:style-name="T6">function</text:span><text:span text:style-name="T9"> myFunction() {</text:span><text:span text:style-name="T9"><text:line-break/></text:span><text:span text:style-name="T9">   document.getElementById(</text:span><text:span text:style-name="T7">"demo"</text:span><text:span text:style-name="T9">).innerHTML = </text:span><text:span text:style-name="T7">"Paragraph changed."</text:span><text:span text:style-name="T9">;</text:span><text:span text:style-name="T9"><text:line-break/></text:span><text:span text:style-name="T9">}</text:span><text:span text:style-name="T9"><text:line-break/></text:span><text:span text:style-name="T6">&lt;</text:span><text:span text:style-name="T7">/script</text:span><text:span text:style-name="T6">&gt;</text:span><text:span text:style-name="T6"><text:line-break/></text:span><text:span text:style-name="T6">&lt;</text:span><text:span text:style-name="T7">/body</text:span><text:span text:style-name="T6">&gt;</text:span><text:span text:style-name="T6"><text:line-break/></text:span><text:span text:style-name="T6">&lt;</text:span><text:span text:style-name="T7">/html</text:span><text:span text:style-name="T6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Javascript in external fi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&lt;!DOCTYPE html&gt;</text:p>
              </text:list-item>
              <text:list-item>
                <text:p>&lt;html&gt;</text:p>
              </text:list-item>
              <text:list-item>
                <text:p>&lt;body&gt;</text:p>
              </text:list-item>
              <text:list-item>
                <text:p>&lt;h2&gt;External JavaScript&lt;/h2&gt;</text:p>
              </text:list-item>
              <text:list-item>
                <text:p>&lt;p id="demo"&gt;A Paragraph.&lt;/p&gt;</text:p>
              </text:list-item>
              <text:list-item>
                <text:p>&lt;button type="button" onclick="myFunction()"&gt;Try it&lt;/button&gt;</text:p>
              </text:list-item>
              <text:list-item>
                <text:p>&lt;p&gt;(myFunction is stored in an external file called "myScript.js")&lt;/p&gt;</text:p>
              </text:list-item>
              <text:list-item>
                <text:p><text:span text:style-name="T10">&lt;script src="myScript.js"&gt;&lt;/script&gt;</text:span></text:p>
              </text:list-item>
              <text:list-item>
                <text:p>&lt;/body&gt;</text:p>
              </text:list-item>
              <text:list-item>
                <text:p>&lt;/html&gt;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myscript.js</text:span></text:p>
              </text:list-item>
              <text:list-item>
                <text:p>function myFunction() {</text:p>
              </text:list-item>
              <text:list-item>
                <text:p><text:s text:c="3"/>document.getElementById</text:p>
              </text:list-item>
              <text:list-item>
                <text:p><text:s text:c="3"/>("demo").innerHTML = <text:s text:c="2"/></text:p>
              </text:list-item>
              <text:list-item>
                <text:p><text:s text:c="3"/>"Paragraph changed."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Any number of files can be ad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dvantages of JS in external fi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eparates HTML and code</text:p>
              </text:list-item>
              <text:list-item>
                <text:p><text:s text:c="4"/></text:p>
              </text:list-item>
              <text:list-item>
                <text:p>Makes HTML and JavaScript easier to read and maintain</text:p>
              </text:list-item>
              <text:list-item>
                <text:p><text:s text:c="4"/></text:p>
              </text:list-item>
              <text:list-item>
                <text:p>Cached JavaScript files can speed up page load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JS as External Referenc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&lt;!DOCTYPE html&gt;</text:p>
              </text:list-item>
              <text:list-item>
                <text:p>&lt;html&gt; &lt;body&gt;</text:p>
              </text:list-item>
              <text:list-item>
                <text:p>&lt;h2&gt;External JavaScript&lt;/h2&gt;</text:p>
              </text:list-item>
              <text:list-item>
                <text:p>&lt;p id="demo"&gt;A Paragraph.&lt;/p&gt;</text:p>
              </text:list-item>
              <text:list-item>
                <text:p>&lt;button type="button" onclick="myFunction()"&gt;Try it&lt;/button&gt;</text:p>
              </text:list-item>
              <text:list-item>
                <text:p>&lt;p&gt;(myFunction is stored in an external file called "myScript.js")&lt;/p&gt;</text:p>
              </text:list-item>
              <text:list-item>
                <text:p><text:span text:style-name="T10">&lt;script src="https://www.w3schools.com/js/myScript.js"&gt;&lt;/script&gt;</text:span></text:p>
              </text:list-item>
              <text:list-item>
                <text:p>&lt;/body&gt; &lt;/html&gt;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File can be present on another server</text:p>
              </text:list-item>
              <text:list-item>
                <text:p>Typically used for Javascript libraries like jQuery</text:p>
              </text:list-item>
              <text:list-item>
                <text:p/>
              </text:list-item>
              <text:list-item>
                <text:p>why waste space on your server?</text:p>
              </text:list-item>
              <text:list-item>
                <text:p>Faster loading, wh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S writing capabilities: Using innerHTM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o access an HTML element, <text:s/>use the <text:span text:style-name="T10">document.getElementById(id) method.</text:span></text:p>
              </text:list-item>
              <text:list-item>
                <text:p/>
              </text:list-item>
              <text:list-item>
                <text:p>The id attribute defines the HTML element. </text:p>
              </text:list-item>
              <text:list-item>
                <text:p>The innerHTML property defines the HTML content</text:p>
              </text:list-item>
              <text:list-item>
                <text:p/>
              </text:list-item>
              <text:list-item>
                <text:p><text:a xlink:href="https://www.w3schools.com/js/tryit.asp?filename=tryjs_output_dom" xlink:type="simple">https://www.w3schools.com/js/tryit.asp?filename=tryjs_output_dom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onsole.log() <text:s/>and alert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<text:s/>&lt;!DOCTYPE html&gt;</text:p>
              </text:list-item>
              <text:list-item>
                <text:p>&lt;html&gt;</text:p>
              </text:list-item>
              <text:list-item>
                <text:p>&lt;body&gt;</text:p>
              </text:list-item>
              <text:list-item>
                <text:p/>
              </text:list-item>
              <text:list-item>
                <text:p><text:span text:style-name="T11">&lt;script&gt;</text:span></text:p>
              </text:list-item>
              <text:list-item>
                <text:p><text:span text:style-name="T11">console.log(“Some log here”);</text:span></text:p>
              </text:list-item>
              <text:list-item>
                <text:p><text:span text:style-name="T11">&lt;/script&gt;</text:span></text:p>
              </text:list-item>
              <text:list-item>
                <text:p/>
              </text:list-item>
              <text:list-item>
                <text:p>&lt;/body&gt;</text:p>
              </text:list-item>
              <text:list-item>
                <text:p>&lt;/html&gt; 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/>&lt;!DOCTYPE html&gt;</text:p>
              </text:list-item>
              <text:list-item>
                <text:p>&lt;html&gt;</text:p>
              </text:list-item>
              <text:list-item>
                <text:p>&lt;body&gt;</text:p>
              </text:list-item>
              <text:list-item>
                <text:p>&lt;h1&gt;My First Web Page&lt;/h1&gt;</text:p>
              </text:list-item>
              <text:list-item>
                <text:p>&lt;p&gt;My first paragraph.&lt;/p&gt;</text:p>
              </text:list-item>
              <text:list-item>
                <text:p><text:span text:style-name="T12">&lt;script&gt;</text:span></text:p>
              </text:list-item>
              <text:list-item>
                <text:p><text:span text:style-name="T12">window.alert(5 + 6);</text:span></text:p>
              </text:list-item>
              <text:list-item>
                <text:p><text:span text:style-name="T12">&lt;/script&gt;</text:span></text:p>
              </text:list-item>
              <text:list-item>
                <text:p>&lt;/body&gt;</text:p>
              </text:list-item>
              <text:list-item>
                <text:p>&lt;/html&gt;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Features of Javascript as a language</text:p>
          </draw:text-box>
        </draw:frame>
        <draw:frame presentation:style-name="pr7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yntax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ostly like C</text:p>
              </text:list-item>
              <text:list-item>
                <text:p>Makes life easy, isn’t it?</text:p>
              </text:list-item>
              <text:list-item>
                <text:p/>
              </text:list-item>
              <text:list-item>
                <text:p>Operators, identifier names, <text:s/>almost like C 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S: <text:s/>Something on operators</text:p>
          </draw:text-box>
        </draw:frame>
        <draw:frame draw:style-name="standard" draw:layer="layout" svg:width="25.574cm" svg:height="14.086cm" svg:x="1.617cm" svg:y="4.5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Operator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1" table:default-cell-style-name="ce2">
              <table:table-cell>
                <text:p><text:span text:style-name="T14">==</text:span></text:p>
              </table:table-cell>
              <table:table-cell>
                <text:p><text:span text:style-name="T14">equal to</text:span></text:p>
              </table:table-cell>
            </table:table-row>
            <table:table-row table:style-name="ro2" table:default-cell-style-name="gray1">
              <table:table-cell>
                <text:p><text:span text:style-name="T15">===</text:span></text:p>
              </table:table-cell>
              <table:table-cell>
                <text:p><text:span text:style-name="T14">equal value and equal type</text:span></text:p>
              </table:table-cell>
            </table:table-row>
            <table:table-row table:style-name="ro3" table:default-cell-style-name="gray2">
              <table:table-cell>
                <text:p><text:span text:style-name="T14">!=</text:span></text:p>
              </table:table-cell>
              <table:table-cell>
                <text:p><text:span text:style-name="T14">not equal</text:span></text:p>
              </table:table-cell>
            </table:table-row>
            <table:table-row table:style-name="ro3" table:default-cell-style-name="gray1">
              <table:table-cell>
                <text:p><text:span text:style-name="T14">!==</text:span></text:p>
              </table:table-cell>
              <table:table-cell>
                <text:p><text:span text:style-name="T14">not equal value or not equal type</text:span></text:p>
              </table:table-cell>
            </table:table-row>
            <table:table-row table:style-name="ro3" table:default-cell-style-name="gray2">
              <table:table-cell>
                <text:p><text:span text:style-name="T14">&gt;</text:span></text:p>
              </table:table-cell>
              <table:table-cell>
                <text:p><text:span text:style-name="T14">greater than</text:span></text:p>
              </table:table-cell>
            </table:table-row>
            <table:table-row table:style-name="ro3" table:default-cell-style-name="gray1">
              <table:table-cell>
                <text:p><text:span text:style-name="T14">&lt;</text:span></text:p>
              </table:table-cell>
              <table:table-cell>
                <text:p><text:span text:style-name="T14">less than</text:span></text:p>
              </table:table-cell>
            </table:table-row>
            <table:table-row table:style-name="ro3" table:default-cell-style-name="gray2">
              <table:table-cell>
                <text:p><text:span text:style-name="T14">&gt;=</text:span></text:p>
              </table:table-cell>
              <table:table-cell>
                <text:p><text:span text:style-name="T14">greater than or equal to</text:span></text:p>
              </table:table-cell>
            </table:table-row>
            <table:table-row table:style-name="ro3" table:default-cell-style-name="gray1">
              <table:table-cell>
                <text:p><text:span text:style-name="T14">&lt;=</text:span></text:p>
              </table:table-cell>
              <table:table-cell>
                <text:p><text:span text:style-name="T14">less than or equal to</text:span></text:p>
              </table:table-cell>
            </table:table-row>
            <table:table-row table:style-name="ro3" table:default-cell-style-name="gray2">
              <table:table-cell>
                <text:p><text:span text:style-name="T14">?</text:span></text:p>
              </table:table-cell>
              <table:table-cell>
                <text:p><text:span text:style-name="T14">ternary operato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tatements</text:p>
          </draw:text-box>
        </draw:frame>
        <draw:frame presentation:style-name="pr9" draw:text-style-name="P6" draw:layer="layout" svg:width="25.5cm" svg:height="13cm" svg:x="1cm" svg:y="5.5cm" presentation:class="outline">
          <draw:text-box>
            <text:p text:style-name="P6"><text:span text:style-name="T6">var</text:span><text:span text:style-name="T9"> x, y, z;    </text:span><text:span text:style-name="T16">// Statement 1</text:span><text:span text:style-name="T16"><text:line-break/></text:span><text:span text:style-name="T9">x = </text:span><text:span text:style-name="T8">5</text:span><text:span text:style-name="T9">;          </text:span><text:span text:style-name="T16">// Statement 2</text:span><text:span text:style-name="T16"><text:line-break/></text:span><text:span text:style-name="T9">y = </text:span><text:span text:style-name="T8">6</text:span><text:span text:style-name="T9">;          </text:span><text:span text:style-name="T16">// Statement 3</text:span><text:span text:style-name="T16"><text:line-break/></text:span><text:span text:style-name="T9">z = x + y;      </text:span><text:span text:style-name="T16">// Statement 4</text:span></text:p>
            <text:p text:style-name="P6"><text:span text:style-name="T17"><text:s/></text:span><text:span text:style-name="T17">document.getElementById("demo").innerHTML = "Hello Dolly."; </text:span></text:p>
            <text:p text:style-name="P6"><text:span text:style-name="T17">Semicolons separate JavaScript statements.</text:span></text:p>
            <text:p text:style-name="P6"><text:span text:style-name="T16"/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Line break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6">document.</text:span><text:span text:style-name="T9">getElementById</text:span><text:span text:style-name="T16">(</text:span><text:span text:style-name="T7">"demo"</text:span><text:span text:style-name="T16">).</text:span><text:span text:style-name="T9">innerHTML</text:span><text:span text:style-name="T16"> =</text:span><text:span text:style-name="T16"><text:line-break/></text:span><text:span text:style-name="T7">"Hello Dolly!"</text:span><text:span text:style-name="T16">; </text:span></text:p>
            <text:p><text:span text:style-name="T16"/></text:p>
            <text:p><text:span text:style-name="T16">Split one line into multiple </text:span></text:p>
            <text:p><text:span text:style-name="T16">Better readability </text:span></text:p>
            <text:p><text:span text:style-name="T16">Lot of scope in taasika code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Data Types</text:p>
          </draw:text-box>
        </draw:frame>
        <draw:frame presentation:style-name="pr7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Data Typ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ynamic Typing</text:p>
              </text:list-item>
              <text:list-item>
                <text:p/>
              </text:list-item>
            </text:list>
            <text:p><text:span text:style-name="T6">var</text:span><text:span text:style-name="T9"> x;               </text:span><text:span text:style-name="T16">// Now x is undefined</text:span><text:span text:style-name="T16"><text:line-break/></text:span><text:span text:style-name="T6">var</text:span><text:span text:style-name="T9"> x = </text:span><text:span text:style-name="T8">5</text:span><text:span text:style-name="T9">;           </text:span><text:span text:style-name="T16">// Now x is a Number</text:span><text:span text:style-name="T16"><text:line-break/></text:span><text:span text:style-name="T6">var</text:span><text:span text:style-name="T9"> x = </text:span><text:span text:style-name="T7">"John"</text:span><text:span text:style-name="T9">;      </text:span><text:span text:style-name="T16">// Now x is a String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Data Types: string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var</text:span><text:span text:style-name="T16"> answer = </text:span><text:span text:style-name="T7">"It's alright"</text:span><text:span text:style-name="T16">;             </text:span></text:p>
            <text:p><text:span text:style-name="T16">// Single quote inside double quotes</text:span><text:span text:style-name="T16"><text:line-break/></text:span><text:span text:style-name="T6">var</text:span><text:span text:style-name="T16"> answer = </text:span><text:span text:style-name="T7">"He is called 'Johnny'"</text:span><text:span text:style-name="T16">;   </text:span><text:span text:style-name="T8"> </text:span></text:p>
            <text:p><text:span text:style-name="T16">// Single quotes inside double quotes</text:span><text:span text:style-name="T16"><text:line-break/></text:span><text:span text:style-name="T6">var</text:span><text:span text:style-name="T16"> answer = </text:span><text:span text:style-name="T7">'He is called "Johnny"'</text:span><text:span text:style-name="T16">;   </text:span><text:span text:style-name="T8"> </text:span></text:p>
            <text:p><text:span text:style-name="T16">// Double quotes inside single quot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rings: operation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8">var</text:span><text:span text:style-name="T19"> txt = </text:span><text:span text:style-name="T20">"ABCDEFGHIJKLMNOPQRSTUVWXYZ"</text:span><text:span text:style-name="T19">;</text:span><text:span text:style-name="T19"><text:line-break/></text:span><text:span text:style-name="T18">var</text:span><text:span text:style-name="T19"> sln = txt.</text:span><text:span text:style-name="T21">length</text:span><text:span text:style-name="T19">; </text:span></text:p>
            <text:p><text:span text:style-name="T18">var</text:span><text:span text:style-name="T19"> str = </text:span><text:span text:style-name="T20">"Please locate where 'locate' occurs!"</text:span><text:span text:style-name="T19">;</text:span><text:span text:style-name="T19"><text:line-break/></text:span><text:span text:style-name="T18">var</text:span><text:span text:style-name="T19"> pos = str.</text:span><text:span text:style-name="T21">indexOf</text:span><text:span text:style-name="T19">(</text:span><text:span text:style-name="T20">"locate"</text:span><text:span text:style-name="T19">);</text:span></text:p>
            <text:p><text:span text:style-name="T18">var</text:span><text:span text:style-name="T19"> pos = str.</text:span><text:span text:style-name="T21">lastIndexOf</text:span><text:span text:style-name="T19">(</text:span><text:span text:style-name="T20">"locate"</text:span><text:span text:style-name="T19">);</text:span><text:span text:style-name="T22"> </text:span></text:p>
            <text:p><text:span text:style-name="T18">var</text:span><text:span text:style-name="T19"> pos = str.</text:span><text:span text:style-name="T21">indexOf</text:span><text:span text:style-name="T19">(</text:span><text:span text:style-name="T20">"locate"</text:span><text:span text:style-name="T19">,</text:span><text:span text:style-name="T22">15</text:span><text:span text:style-name="T19">);</text:span><text:span text:style-name="T22"> </text:span></text:p>
            <text:p><text:span text:style-name="T18">var</text:span><text:span text:style-name="T19"> pos = str.</text:span><text:span text:style-name="T21">search</text:span><text:span text:style-name="T19">(</text:span><text:span text:style-name="T20">"locate"</text:span><text:span text:style-name="T19">);</text:span><text:span text:style-name="T22"> </text:span><text:span text:style-name="T19"><text:s/>// same as indexOf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rings: operation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8">var</text:span><text:span text:style-name="T19"> str = </text:span><text:span text:style-name="T20">"Apple, Banana, Kiwi"</text:span><text:span text:style-name="T19">;</text:span><text:span text:style-name="T19"><text:line-break/></text:span><text:span text:style-name="T18">var</text:span><text:span text:style-name="T19"> res = str.</text:span><text:span text:style-name="T21">slice</text:span><text:span text:style-name="T19">(</text:span><text:span text:style-name="T22">7</text:span><text:span text:style-name="T19">, </text:span><text:span text:style-name="T22">13</text:span><text:span text:style-name="T19">);</text:span></text:p>
            <text:p><text:span text:style-name="T21"/></text:p>
            <text:p><text:span text:style-name="T18">var</text:span><text:span text:style-name="T19"> str = </text:span><text:span text:style-name="T20">"Apple, Banana, Kiwi"</text:span><text:span text:style-name="T19">;</text:span><text:span text:style-name="T19"><text:line-break/></text:span><text:span text:style-name="T18">var</text:span><text:span text:style-name="T19"> res = str.</text:span><text:span text:style-name="T21">slice</text:span><text:span text:style-name="T19">(-</text:span><text:span text:style-name="T22">12</text:span><text:span text:style-name="T19">, -</text:span><text:span text:style-name="T22">6</text:span><text:span text:style-name="T19">);</text:span></text:p>
            <text:p>Result of both is Banana</text:p>
            <text:p/>
            <text:p><text:span text:style-name="T18">var</text:span><text:span text:style-name="T21"> res = str.slice(</text:span><text:span text:style-name="T22">7</text:span><text:span text:style-name="T21">);</text:span><text:span text:style-name="T22"> <text:s/>// char 7 onwards </text:span></text:p>
            <text:p><text:span text:style-name="T18">var</text:span><text:span text:style-name="T21"> res = str.slice(-</text:span><text:span text:style-name="T22">12</text:span><text:span text:style-name="T21">);</text:span><text:span text:style-name="T22"> <text:s/>// back upto 12</text:span><text:span text:style-name="T23">th</text:span><text:span text:style-name="T22"> char </text:span></text:p>
            <text:p><text:span text:style-name="T18">var</text:span><text:span text:style-name="T21"> res = str.substring(</text:span><text:span text:style-name="T22">7</text:span><text:span text:style-name="T21">, </text:span><text:span text:style-name="T22">13</text:span><text:span text:style-name="T21">);</text:span><text:span text:style-name="T22"> <text:s/>// 7 to 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rings: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2">str = </text:span><text:span text:style-name="T20">"Please visit Microsoft!"</text:span><text:span text:style-name="T22">;</text:span><text:span text:style-name="T22"><text:line-break/></text:span><text:span text:style-name="T18">var</text:span><text:span text:style-name="T22"> n = str.</text:span><text:span text:style-name="T21">replace</text:span><text:span text:style-name="T22">(</text:span><text:span text:style-name="T20">"Microsoft"</text:span><text:span text:style-name="T22">, </text:span><text:span text:style-name="T20">"W3Schools"</text:span><text:span text:style-name="T22">);</text:span></text:p>
            <text:p><text:span text:style-name="T18">var</text:span><text:span text:style-name="T22"> n = str.</text:span><text:span text:style-name="T21">replace</text:span><text:span text:style-name="T22">(/Microsoft/g, </text:span><text:span text:style-name="T20">"W3Schools"</text:span><text:span text:style-name="T22">);</text:span></text:p>
            <text:p><text:span text:style-name="T18">var</text:span><text:span text:style-name="T22"> text1 = </text:span><text:span text:style-name="T20">"Hello World!"</text:span><text:span text:style-name="T22">;       </text:span><text:span text:style-name="T19">// String</text:span><text:span text:style-name="T19"><text:line-break/></text:span><text:span text:style-name="T18">var</text:span><text:span text:style-name="T22"> text2 = text1.</text:span><text:span text:style-name="T21">toUpperCase</text:span><text:span text:style-name="T22">();  </text:span><text:span text:style-name="T19">// text2 is text1 converted to upper </text:span></text:p>
            <text:p/>
            <text:p><text:span text:style-name="T18">var</text:span><text:span text:style-name="T22"> text1 = </text:span><text:span text:style-name="T20">"Hello World!"</text:span><text:span text:style-name="T22">;       </text:span><text:span text:style-name="T19">// String</text:span><text:span text:style-name="T19"><text:line-break/></text:span><text:span text:style-name="T18">var</text:span><text:span text:style-name="T22"> text2 = text1.</text:span><text:span text:style-name="T21">toLowerCase</text:span><text:span text:style-name="T22">();  </text:span><text:span text:style-name="T19">// text2 is text1 converted to low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rings: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8">var</text:span><text:span text:style-name="T22"> text1 = </text:span><text:span text:style-name="T20">"Hello"</text:span><text:span text:style-name="T22">;</text:span><text:span text:style-name="T22"><text:line-break/></text:span><text:span text:style-name="T18">var</text:span><text:span text:style-name="T22"> text2 = </text:span><text:span text:style-name="T20">"World"</text:span><text:span text:style-name="T22">;</text:span><text:span text:style-name="T22"><text:line-break/></text:span><text:span text:style-name="T18">var</text:span><text:span text:style-name="T22"> text3 = text1.</text:span><text:span text:style-name="T21">concat</text:span><text:span text:style-name="T22">(</text:span><text:span text:style-name="T20">" "</text:span><text:span text:style-name="T22">, text2);</text:span></text:p>
            <text:p><text:span text:style-name="T18">var</text:span><text:span text:style-name="T22"> text = </text:span><text:span text:style-name="T20">"Hello"</text:span><text:span text:style-name="T22"> + </text:span><text:span text:style-name="T20">" "</text:span><text:span text:style-name="T22"> + </text:span><text:span text:style-name="T20">"World!"</text:span><text:span text:style-name="T22">;</text:span><text:span text:style-name="T22"><text:line-break/></text:span><text:span text:style-name="T18">var</text:span><text:span text:style-name="T22"> text = </text:span><text:span text:style-name="T20">"Hello"</text:span><text:span text:style-name="T22">.</text:span><text:span text:style-name="T21">concat</text:span><text:span text:style-name="T22">(</text:span><text:span text:style-name="T20">" "</text:span><text:span text:style-name="T22">, </text:span><text:span text:style-name="T20">"World!"</text:span><text:span text:style-name="T22">); </text:span></text:p>
            <text:p><text:span text:style-name="T21"/></text:p>
            <text:p><text:span text:style-name="T18">var</text:span><text:span text:style-name="T19"> str = </text:span><text:span text:style-name="T20">"HELLO WORLD"</text:span><text:span text:style-name="T19">;</text:span><text:span text:style-name="T19"><text:line-break/></text:span><text:span text:style-name="T19">str.</text:span><text:span text:style-name="T21">charAt</text:span><text:span text:style-name="T19">(</text:span><text:span text:style-name="T22">0</text:span><text:span text:style-name="T19">);            // returns H </text:span></text:p>
            <text:p><text:span text:style-name="T18">var</text:span><text:span text:style-name="T19"> str = </text:span><text:span text:style-name="T20">"HELLO WORLD"</text:span><text:span text:style-name="T19">;</text:span><text:span text:style-name="T19"><text:line-break/></text:span><text:span text:style-name="T19">str.</text:span><text:span text:style-name="T21">charCodeAt</text:span><text:span text:style-name="T19">(</text:span><text:span text:style-name="T22">0</text:span><text:span text:style-name="T19">);         // returns 72 </text:span></text:p>
            <text:p><text:span text:style-name="T18">var</text:span><text:span text:style-name="T19"> str = </text:span><text:span text:style-name="T20">"HELLO WORLD"</text:span><text:span text:style-name="T19">;</text:span><text:span text:style-name="T19"><text:line-break/></text:span><text:span text:style-name="T19">str[</text:span><text:span text:style-name="T22">0</text:span><text:span text:style-name="T19">];                   // returns H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rings: converting to arra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8">var</text:span><text:span text:style-name="T19"> txt = </text:span><text:span text:style-name="T20">"a,b,c,d,e"</text:span><text:span text:style-name="T19">;   // String</text:span><text:span text:style-name="T19"><text:line-break/></text:span><text:span text:style-name="T19">txt.</text:span><text:span text:style-name="T21">split</text:span><text:span text:style-name="T19">(</text:span><text:span text:style-name="T20">","</text:span><text:span text:style-name="T19">);          // Split on commas</text:span><text:span text:style-name="T19"><text:line-break/></text:span><text:span text:style-name="T19">txt.</text:span><text:span text:style-name="T21">split</text:span><text:span text:style-name="T19">(</text:span><text:span text:style-name="T20">" "</text:span><text:span text:style-name="T19">);          // Split on spaces</text:span><text:span text:style-name="T19"><text:line-break/></text:span><text:span text:style-name="T19">txt.</text:span><text:span text:style-name="T21">split</text:span><text:span text:style-name="T19">(</text:span><text:span text:style-name="T20">"|"</text:span><text:span text:style-name="T19">);          // Split on pipe </text:span></text:p>
            <text:p><text:span text:style-name="T21"/></text:p>
            <text:p><text:span text:style-name="T18">var</text:span><text:span text:style-name="T19"> txt = </text:span><text:span text:style-name="T20">"Hello"</text:span><text:span text:style-name="T19">;       // String</text:span><text:span text:style-name="T19"><text:line-break/></text:span><text:span text:style-name="T19">txt.</text:span><text:span text:style-name="T21">split</text:span><text:span text:style-name="T19">(</text:span><text:span text:style-name="T20">""</text:span><text:span text:style-name="T19">);           // Split in charac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Data Types: Number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Only one type of numbers (no int, float, etc.)</text:span></text:p>
            <text:p><text:span text:style-name="T6">var</text:span><text:span text:style-name="T16"> x1 = </text:span><text:span text:style-name="T8">34.00</text:span><text:span text:style-name="T16">;     // Written with decimals</text:span><text:span text:style-name="T16"><text:line-break/></text:span><text:span text:style-name="T6">var</text:span><text:span text:style-name="T16"> x2 = </text:span><text:span text:style-name="T8">34</text:span><text:span text:style-name="T16">;        // Written without decimals </text:span></text:p>
            <text:p><text:span text:style-name="T6">var</text:span><text:span text:style-name="T16"> y = </text:span><text:span text:style-name="T8">123e5</text:span><text:span text:style-name="T16">;      // 12300000</text:span><text:span text:style-name="T16"><text:line-break/></text:span><text:span text:style-name="T6">var</text:span><text:span text:style-name="T16"> z = </text:span><text:span text:style-name="T8">123e-5</text:span><text:span text:style-name="T16">;     // 0.00123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Numbers: Metho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8">var</text:span><text:span text:style-name="T19"> x = </text:span><text:span text:style-name="T22">123</text:span><text:span text:style-name="T19">;</text:span><text:span text:style-name="T19"><text:line-break/></text:span><text:span text:style-name="T19">x.</text:span><text:span text:style-name="T21">toString</text:span><text:span text:style-name="T19">();            // returns 123 from variable x</text:span><text:span text:style-name="T19"><text:line-break/></text:span><text:span text:style-name="T19">(</text:span><text:span text:style-name="T22">123</text:span><text:span text:style-name="T19">).</text:span><text:span text:style-name="T21">toString</text:span><text:span text:style-name="T19">();        // returns 123 from literal 123</text:span><text:span text:style-name="T19"><text:line-break/></text:span><text:span text:style-name="T19">(</text:span><text:span text:style-name="T22">100</text:span><text:span text:style-name="T19"> + </text:span><text:span text:style-name="T22">23</text:span><text:span text:style-name="T19">).</text:span><text:span text:style-name="T21">toString</text:span><text:span text:style-name="T19">();   // returns 123 from expression 100 + 23 </text:span></text:p>
            <text:p><text:span text:style-name="T21"/></text:p>
            <text:p><text:span text:style-name="T18">var</text:span><text:span text:style-name="T19"> x = </text:span><text:span text:style-name="T22">9.656</text:span><text:span text:style-name="T19">;</text:span><text:span text:style-name="T19"><text:line-break/></text:span><text:span text:style-name="T19">x.</text:span><text:span text:style-name="T21">toExponential</text:span><text:span text:style-name="T19">(</text:span><text:span text:style-name="T22">2</text:span><text:span text:style-name="T19">);     // returns 9.66e+0</text:span><text:span text:style-name="T19"><text:line-break/></text:span><text:span text:style-name="T19">x.</text:span><text:span text:style-name="T21">toExponential</text:span><text:span text:style-name="T19">(</text:span><text:span text:style-name="T22">4</text:span><text:span text:style-name="T19">);     // returns 9.6560e+0</text:span><text:span text:style-name="T19"><text:line-break/></text:span><text:span text:style-name="T19">x.</text:span><text:span text:style-name="T21">toExponential</text:span><text:span text:style-name="T19">(</text:span><text:span text:style-name="T22">6</text:span><text:span text:style-name="T19">);     // returns 9.656000e+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Numbers: Metho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8">var</text:span><text:span text:style-name="T19"> x = </text:span><text:span text:style-name="T22">9.656</text:span><text:span text:style-name="T19">;</text:span><text:span text:style-name="T19"><text:line-break/></text:span><text:span text:style-name="T19">x.</text:span><text:span text:style-name="T21">toFixed</text:span><text:span text:style-name="T19">(</text:span><text:span text:style-name="T22">0</text:span><text:span text:style-name="T19">);           // returns 10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4"/>x.</text:span><text:span text:style-name="T21">toFixed</text:span><text:span text:style-name="T19">(</text:span><text:span text:style-name="T22">2</text:span><text:span text:style-name="T19">);           // returns 9.66</text:span><text:span text:style-name="T19"><text:line-break/></text:span><text:span text:style-name="T19">x.</text:span><text:span text:style-name="T21">toFixed</text:span><text:span text:style-name="T19">(</text:span><text:span text:style-name="T22">4</text:span><text:span text:style-name="T19">);           // returns 9.6560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4"/>x.</text:span><text:span text:style-name="T21">toFixed</text:span><text:span text:style-name="T19">(</text:span><text:span text:style-name="T22">6</text:span><text:span text:style-name="T19">);           // returns 9.656000 </text:span></text:p>
            <text:p><text:span text:style-name="T18">var</text:span><text:span text:style-name="T19"> x = </text:span><text:span text:style-name="T22">9.656</text:span><text:span text:style-name="T19">;</text:span><text:span text:style-name="T19"><text:line-break/></text:span><text:span text:style-name="T19">x.</text:span><text:span text:style-name="T21">toPrecision</text:span><text:span text:style-name="T19">();        // returns 9.656 <text:s text:c="7"/>x.</text:span><text:span text:style-name="T21">toPrecision</text:span><text:span text:style-name="T19">(</text:span><text:span text:style-name="T22">2</text:span><text:span text:style-name="T19">);       // returns 9.7</text:span><text:span text:style-name="T19"><text:line-break/></text:span><text:span text:style-name="T19">x.</text:span><text:span text:style-name="T21">toPrecision</text:span><text:span text:style-name="T19">(</text:span><text:span text:style-name="T22">4</text:span><text:span text:style-name="T19">);       // returns 9.656 <text:s text:c="6"/>x.</text:span><text:span text:style-name="T21">toPrecision</text:span><text:span text:style-name="T19">(</text:span><text:span text:style-name="T22">6</text:span><text:span text:style-name="T19">);       // returns 9.65600 </text:span></text:p>
            <text:p><text:span text:style-name="T6">var</text:span><text:span text:style-name="T16"> x = </text:span><text:span text:style-name="T8">123</text:span><text:span text:style-name="T16">;</text:span><text:span text:style-name="T16"><text:line-break/></text:span><text:span text:style-name="T16">x.</text:span><text:span text:style-name="T9">valueOf</text:span><text:span text:style-name="T16">();            // returns 123 from variable x</text:span><text:span text:style-name="T16"><text:line-break/></text:span><text:span text:style-name="T16">(</text:span><text:span text:style-name="T8">123</text:span><text:span text:style-name="T16">).</text:span><text:span text:style-name="T9">valueOf</text:span><text:span text:style-name="T16">();        // returns 123 from literal 123</text:span><text:span text:style-name="T16"><text:line-break/></text:span><text:span text:style-name="T16">(</text:span><text:span text:style-name="T8">100</text:span><text:span text:style-name="T16"> + </text:span><text:span text:style-name="T8">23</text:span><text:span text:style-name="T16">).</text:span><text:span text:style-name="T9">valueOf</text:span><text:span text:style-name="T16">();   // returns 123 from expression 100 + 23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Numbers: Metho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9">The Number Method: Convert to a number</text:span></text:p>
            <text:p><text:span text:style-name="T21">Number(</text:span><text:span text:style-name="T18">true</text:span><text:span text:style-name="T21">);          </text:span><text:span text:style-name="T19">// returns 1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1">Number(</text:span><text:span text:style-name="T18">false</text:span><text:span text:style-name="T21">);         </text:span><text:span text:style-name="T19">// returns 0</text:span><text:span text:style-name="T19"><text:line-break/></text:span><text:span text:style-name="T21">Number(</text:span><text:span text:style-name="T20">"10"</text:span><text:span text:style-name="T21">);          </text:span><text:span text:style-name="T19">// returns 10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1">Number(</text:span><text:span text:style-name="T20">"  10"</text:span><text:span text:style-name="T21">);        </text:span><text:span text:style-name="T19">// returns 10</text:span><text:span text:style-name="T19"><text:line-break/></text:span><text:span text:style-name="T21">Number(</text:span><text:span text:style-name="T20">"10  "</text:span><text:span text:style-name="T21">);        </text:span><text:span text:style-name="T19">// returns 1</text:span><text:span text:style-name="T19"><text:tab/></text:span><text:span text:style-name="T19"><text:tab/></text:span><text:span text:style-name="T19"><text:tab/></text:span><text:span text:style-name="T19"><text:tab/></text:span><text:span text:style-name="T21">Number(</text:span><text:span text:style-name="T20">"10 20"</text:span><text:span text:style-name="T21">);       </text:span><text:span text:style-name="T19">// returns NaN </text:span><text:span text:style-name="T19"><text:line-break/></text:span><text:span text:style-name="T21">Number(</text:span><text:span text:style-name="T20">"John"</text:span><text:span text:style-name="T21">);        </text:span><text:span text:style-name="T19">// returns NaN</text:span></text:p>
            <text:p><text:span text:style-name="T10">parseInt/parseFloat method</text:span></text:p>
            <text:p><text:span text:style-name="T21">parseInt(</text:span><text:span text:style-name="T20">"10"</text:span><text:span text:style-name="T21">);         </text:span><text:span text:style-name="T19">// returns 10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10"/></text:span><text:span text:style-name="T21">parseInt(</text:span><text:span text:style-name="T20">"10.33"</text:span><text:span text:style-name="T21">);      </text:span><text:span text:style-name="T19">// returns 10</text:span><text:span text:style-name="T19"><text:line-break/></text:span><text:span text:style-name="T21">parseInt(</text:span><text:span text:style-name="T20">"10 20 30"</text:span><text:span text:style-name="T21">);   </text:span><text:span text:style-name="T19">// returns 10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10"/></text:span><text:span text:style-name="T21">parseInt(</text:span><text:span text:style-name="T20">"10 years"</text:span><text:span text:style-name="T21">);   </text:span><text:span text:style-name="T19">// returns 10</text:span><text:span text:style-name="T19"><text:line-break/></text:span><text:span text:style-name="T21">parseInt(</text:span><text:span text:style-name="T20">"years 10"</text:span><text:span text:style-name="T21">);   </text:span><text:span text:style-name="T19">// returns NaN  </text:span><text:span text:style-name="T19"><text:tab/></text:span><text:span text:style-name="T19"><text:tab/></text:span></text:p>
            <text:p><text:span text:style-name="T21">parseFloat(</text:span><text:span text:style-name="T20">"10"</text:span><text:span text:style-name="T21">);        </text:span><text:span text:style-name="T19">// returns 10</text:span><text:span text:style-name="T19"><text:tab/></text:span><text:span text:style-name="T19"><text:tab/></text:span><text:span text:style-name="T19"><text:tab/></text:span><text:span text:style-name="T19"> <text:s text:c="7"/></text:span><text:span text:style-name="T19"><text:tab/></text:span><text:span text:style-name="T21">parseFloat(</text:span><text:span text:style-name="T20">"10.33"</text:span><text:span text:style-name="T21">);     </text:span><text:span text:style-name="T19">// returns 10.33</text:span><text:span text:style-name="T19"><text:line-break/></text:span><text:span text:style-name="T21">parseFloat(</text:span><text:span text:style-name="T20">"10 20 30"</text:span><text:span text:style-name="T21">);  </text:span><text:span text:style-name="T19">// returns 10</text:span><text:span text:style-name="T19"><text:tab/></text:span><text:span text:style-name="T19"><text:tab/></text:span><text:span text:style-name="T21">parseFloat(</text:span><text:span text:style-name="T20">"10 years"</text:span><text:span text:style-name="T21">);  </text:span><text:span text:style-name="T19">// returns 10</text:span><text:span text:style-name="T19"><text:line-break/></text:span><text:span text:style-name="T21">parseFloat(</text:span><text:span text:style-name="T20">"years 10"</text:span><text:span text:style-name="T21">);  </text:span><text:span text:style-name="T19">// returns Na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Data Types: Boolean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var</text:span><text:span text:style-name="T16"> x = </text:span><text:span text:style-name="T8">5</text:span><text:span text:style-name="T16">;</text:span><text:span text:style-name="T16"><text:line-break/></text:span><text:span text:style-name="T6">var</text:span><text:span text:style-name="T16"> y = </text:span><text:span text:style-name="T8">5</text:span><text:span text:style-name="T16">;</text:span><text:span text:style-name="T16"><text:line-break/></text:span><text:span text:style-name="T6">var</text:span><text:span text:style-name="T16"> z = </text:span><text:span text:style-name="T8">6</text:span><text:span text:style-name="T16">;</text:span><text:span text:style-name="T16"><text:line-break/></text:span><text:span text:style-name="T16">(x == y)       // Returns true</text:span><text:span text:style-name="T16"><text:line-break/></text:span><text:span text:style-name="T16">(x == z)       // Returns false</text:span></text:p>
            <text:p><text:span text:style-name="T16">var x = tru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Booleans: <text:s/>More ...</text:p>
          </draw:text-box>
        </draw:frame>
        <draw:frame presentation:style-name="pr5" draw:text-style-name="P8" draw:layer="layout" svg:width="12.443cm" svg:height="13cm" svg:x="1cm" svg:y="5.5cm" presentation:class="outline">
          <draw:text-box>
            <text:p text:style-name="P7"><text:span text:style-name="T24">Everything With a "Value" is True</text:span></text:p>
            <text:p><text:span text:style-name="T25">100</text:span><text:span text:style-name="T26"><text:line-break/></text:span><text:span text:style-name="T26"><text:line-break/></text:span><text:span text:style-name="T25">3.14</text:span><text:span text:style-name="T26"><text:line-break/></text:span><text:span text:style-name="T26"><text:line-break/></text:span><text:span text:style-name="T26">-</text:span><text:span text:style-name="T25">15</text:span><text:span text:style-name="T26"><text:line-break/></text:span><text:span text:style-name="T26"><text:line-break/></text:span><text:span text:style-name="T27">"Hello"</text:span><text:span text:style-name="T26"><text:line-break/></text:span><text:span text:style-name="T26"><text:line-break/></text:span><text:span text:style-name="T27">"false"</text:span><text:span text:style-name="T26"><text:line-break/></text:span><text:span text:style-name="T26"><text:line-break/></text:span><text:span text:style-name="T25">7</text:span><text:span text:style-name="T26"> + </text:span><text:span text:style-name="T25">1</text:span><text:span text:style-name="T26"> + </text:span><text:span text:style-name="T25">3.14</text:span></text:p>
          </draw:text-box>
        </draw:frame>
        <draw:frame presentation:style-name="pr5" draw:text-style-name="P9" draw:layer="layout" svg:width="12.443cm" svg:height="13cm" svg:x="14.066cm" svg:y="5.5cm" presentation:class="outline">
          <draw:text-box>
            <text:p text:style-name="P7"><text:span text:style-name="T28">Everything Without a "Value" is False</text:span></text:p>
            <text:p><text:span text:style-name="T29">var</text:span><text:span text:style-name="T28"> x = </text:span><text:span text:style-name="T30">0</text:span><text:span text:style-name="T28">;</text:span><text:span text:style-name="T28"><text:line-break/></text:span><text:span text:style-name="T29">var</text:span><text:span text:style-name="T28"> x = -</text:span><text:span text:style-name="T30">0</text:span><text:span text:style-name="T28">; OR </text:span></text:p>
            <text:p><text:span text:style-name="T29">var</text:span><text:span text:style-name="T28"> x = </text:span><text:span text:style-name="T31">""</text:span><text:span text:style-name="T28">; OR</text:span><text:span text:style-name="T28"><text:line-break/></text:span><text:span text:style-name="T29">var</text:span><text:span text:style-name="T28"> x; <text:s/>OR</text:span><text:span text:style-name="T28"><text:line-break/></text:span><text:span text:style-name="T29">var</text:span><text:span text:style-name="T28"> x = </text:span><text:span text:style-name="T29">null</text:span><text:span text:style-name="T28">; OR </text:span><text:span text:style-name="T28"><text:line-break/></text:span><text:span text:style-name="T29">var</text:span><text:span text:style-name="T28"> x = </text:span><text:span text:style-name="T29">false</text:span><text:span text:style-name="T28">; <text:s/>OR </text:span><text:span text:style-name="T28"><text:line-break/></text:span><text:span text:style-name="T29">var</text:span><text:span text:style-name="T28"> x = </text:span><text:span text:style-name="T30">10</text:span><text:span text:style-name="T28"> / </text:span><text:span text:style-name="T31">"H"</text:span><text:span text:style-name="T28">; OR </text:span><text:span text:style-name="T28"><text:line-break/></text:span><text:span text:style-name="T32">For all of them </text:span></text:p>
            <text:p><text:span text:style-name="T28">Boolean(x);       </text:span></text:p>
            <text:p><text:span text:style-name="T33">// returns fals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Boolean: Objects</text:p>
          </draw:text-box>
        </draw:frame>
        <draw:frame presentation:style-name="pr5" draw:text-style-name="P8" draw:layer="layout" svg:width="12.443cm" svg:height="13cm" svg:x="1cm" svg:y="5.5cm" presentation:class="outline" presentation:user-transformed="true">
          <draw:text-box>
            <text:p><text:span text:style-name="T34">var</text:span><text:span text:style-name="T35"> x = </text:span><text:span text:style-name="T34">false</text:span><text:span text:style-name="T35">;</text:span><text:span text:style-name="T35"><text:line-break/></text:span><text:span text:style-name="T34">var</text:span><text:span text:style-name="T35"> y = </text:span><text:span text:style-name="T34">new</text:span><text:span text:style-name="T35"> Boolean(</text:span><text:span text:style-name="T34">false</text:span><text:span text:style-name="T35">);</text:span><text:span text:style-name="T35"><text:line-break/></text:span><text:span text:style-name="T36">Do not create Boolean objects. It slows down execution speed.</text:span></text:p>
            <text:p><text:span text:style-name="T37">// typeof x returns boolean</text:span><text:span text:style-name="T37"><text:line-break/></text:span><text:span text:style-name="T37">// typeof y returns object </text:span></text:p>
            <text:p><text:span text:style-name="T37">When using the == operator, equal booleans are equal:</text:span></text:p>
            <text:p><text:span text:style-name="T34">var</text:span><text:span text:style-name="T35"> x = </text:span><text:span text:style-name="T34">false</text:span><text:span text:style-name="T35">;             </text:span><text:span text:style-name="T35"><text:line-break/></text:span><text:span text:style-name="T34">var</text:span><text:span text:style-name="T35"> y = </text:span><text:span text:style-name="T34">new</text:span><text:span text:style-name="T35"> Boolean(</text:span><text:span text:style-name="T34">false</text:span><text:span text:style-name="T35">);</text:span></text:p>
          </draw:text-box>
        </draw:frame>
        <draw:frame presentation:style-name="pr5" draw:text-style-name="P9" draw:layer="layout" svg:width="12.443cm" svg:height="13cm" svg:x="14.066cm" svg:y="5.5cm" presentation:class="outline">
          <draw:text-box>
            <text:p><text:span text:style-name="T33">When using the === operator, equal booleans are not equal</text:span></text:p>
            <text:p><text:span text:style-name="T29">var</text:span><text:span text:style-name="T28"> x = </text:span><text:span text:style-name="T29">false</text:span><text:span text:style-name="T28">;             </text:span><text:span text:style-name="T28"><text:line-break/></text:span><text:span text:style-name="T29">var</text:span><text:span text:style-name="T28"> y = </text:span><text:span text:style-name="T29">new</text:span><text:span text:style-name="T28"> Boolean(</text:span><text:span text:style-name="T29">false</text:span><text:span text:style-name="T28">);</text:span><text:span text:style-name="T28"><text:line-break/></text:span><text:span text:style-name="T33">// (x === y) is false because x and y have different types </text:span></text:p>
            <text:p><text:span text:style-name="T32">Or even worse. Objects cannot be compared:</text:span></text:p>
            <text:p><text:span text:style-name="T29">var</text:span><text:span text:style-name="T28"> x = </text:span><text:span text:style-name="T29">new</text:span><text:span text:style-name="T28"> Boolean(</text:span><text:span text:style-name="T29">false</text:span><text:span text:style-name="T28">);             </text:span><text:span text:style-name="T28"><text:line-break/></text:span><text:span text:style-name="T29">var</text:span><text:span text:style-name="T28"> y = </text:span><text:span text:style-name="T29">new</text:span><text:span text:style-name="T28"> Boolean(</text:span><text:span text:style-name="T29">false</text:span><text:span text:style-name="T28">);</text:span><text:span text:style-name="T28"><text:line-break/></text:span><text:span text:style-name="T33">// (x == y) is false because objects cannot be compare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avascript: <text:s/>Arrays, much better than C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6">var</text:span><text:span text:style-name="T16"> cars = [</text:span><text:span text:style-name="T7">"Saab"</text:span><text:span text:style-name="T16">, </text:span><text:span text:style-name="T7">"Volvo"</text:span><text:span text:style-name="T16">, </text:span><text:span text:style-name="T7">"BMW"</text:span><text:span text:style-name="T16">];</text:span><text:span text:style-name="T8"> </text:span></text:p>
            <text:p><text:span text:style-name="T6">var</text:span><text:span text:style-name="T16"> name = cars[</text:span><text:span text:style-name="T8">0</text:span><text:span text:style-name="T16">];</text:span></text:p>
            <text:p><text:span text:style-name="T16">document.</text:span><text:span text:style-name="T9">getElementById</text:span><text:span text:style-name="T16">(</text:span><text:span text:style-name="T7">"demo"</text:span><text:span text:style-name="T16">).</text:span><text:span text:style-name="T9">innerHTML</text:span><text:span text:style-name="T16"> = cars[</text:span><text:span text:style-name="T8">0</text:span><text:span text:style-name="T16">]; </text:span></text:p>
            <text:p><text:span text:style-name="T16">document.</text:span><text:span text:style-name="T9">getElementById</text:span><text:span text:style-name="T16">(</text:span><text:span text:style-name="T7">"demo"</text:span><text:span text:style-name="T16">).</text:span><text:span text:style-name="T9">innerHTML</text:span><text:span text:style-name="T16"> = cars;</text:span><text:span text:style-name="T8"> </text:span></text:p>
            <text:p><text:span text:style-name="T8"/></text:p>
            <text:p><text:span text:style-name="T8">Arrays can store any other variables (including objects)</text:span></text:p>
            <text:p><text:span text:style-name="T8">More about arrays later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Javascript: Object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var</text:span><text:span text:style-name="T8"> person = {firstName:</text:span><text:span text:style-name="T7">"John"</text:span><text:span text:style-name="T8">, lastName:</text:span><text:span text:style-name="T7">"Doe"</text:span><text:span text:style-name="T8">, age:50, eyeColor:</text:span><text:span text:style-name="T7">"blue"</text:span><text:span text:style-name="T8">};</text:span></text:p>
            <text:p><text:span text:style-name="T8"/></text:p>
            <text:p><text:span text:style-name="T17">Is this JSON? No</text:span></text:p>
            <text:p><text:span text:style-name="T17">firstName is a property</text:span></text:p>
            <text:p><text:span text:style-name="T17">Note: it’s not in “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hings you can do with array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8">var</text:span><text:span text:style-name="T22"> x = cars.</text:span><text:span text:style-name="T21">length</text:span><text:span text:style-name="T22">;</text:span></text:p>
            <text:p><text:span text:style-name="T18">var</text:span><text:span text:style-name="T22"> y = cars.</text:span><text:span text:style-name="T21">sort</text:span><text:span text:style-name="T22">(); </text:span></text:p>
            <text:p><text:span text:style-name="T18">var</text:span><text:span text:style-name="T22"> fruits = [</text:span><text:span text:style-name="T20">"Banana"</text:span><text:span text:style-name="T22">, </text:span><text:span text:style-name="T20">"Orange"</text:span><text:span text:style-name="T22">, </text:span><text:span text:style-name="T20">"Apple"</text:span><text:span text:style-name="T22">, </text:span><text:span text:style-name="T20">"Mango"</text:span><text:span text:style-name="T22">];</text:span></text:p>
            <text:p>fruits.<text:span text:style-name="T21">push</text:span><text:span text:style-name="T22">(</text:span><text:span text:style-name="T20">"Lemon"</text:span><text:span text:style-name="T22">);</text:span></text:p>
            <text:p>//Or</text:p>
            <text:p>fruits[fruits.<text:span text:style-name="T21">length</text:span><text:span text:style-name="T22">] = </text:span><text:span text:style-name="T20">"Lemon"</text:span><text:span text:style-name="T22">;</text:span></text:p>
            <text:p><text:span text:style-name="T10">//Creating Holes</text:span></text:p>
            <text:p><text:span text:style-name="T18">var</text:span><text:span text:style-name="T22"> </text:span>fruits<text:span text:style-name="T22"> = [</text:span><text:span text:style-name="T20">"Banana"</text:span><text:span text:style-name="T22">, </text:span><text:span text:style-name="T20">"Orange"</text:span><text:span text:style-name="T22">, </text:span><text:span text:style-name="T20">"Apple"</text:span><text:span text:style-name="T22">, </text:span><text:span text:style-name="T20">"Mango"</text:span><text:span text:style-name="T22">];</text:span><text:span text:style-name="T22"><text:line-break/></text:span>fruits[6]<text:span text:style-name="T22"> = </text:span><text:span text:style-name="T20">"Lemon"</text:span><text:span text:style-name="T22">; 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rray metho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1"/></text:p>
            <text:p><text:span text:style-name="T18">var</text:span><text:span text:style-name="T19"> fruits = [</text:span><text:span text:style-name="T20">"Banana"</text:span><text:span text:style-name="T19">, </text:span><text:span text:style-name="T20">"Orange"</text:span><text:span text:style-name="T19">, </text:span><text:span text:style-name="T20">"Apple"</text:span><text:span text:style-name="T19">, </text:span><text:span text:style-name="T20">"Mango"</text:span><text:span text:style-name="T19">];</text:span><text:span text:style-name="T19"><text:line-break/></text:span><text:span text:style-name="T19">document.</text:span><text:span text:style-name="T21">getElementById</text:span><text:span text:style-name="T19">(</text:span><text:span text:style-name="T20">"demo"</text:span><text:span text:style-name="T19">).</text:span><text:span text:style-name="T21">innerHTML</text:span><text:span text:style-name="T19"> = fruits.</text:span><text:span text:style-name="T21">toString</text:span><text:span text:style-name="T19">();</text:span></text:p>
            <text:p><text:span text:style-name="T21"/></text:p>
            <text:p><text:span text:style-name="T18">var</text:span><text:span text:style-name="T19"> fruits = [</text:span><text:span text:style-name="T20">"Banana"</text:span><text:span text:style-name="T19">, </text:span><text:span text:style-name="T20">"Orange"</text:span><text:span text:style-name="T19">, </text:span><text:span text:style-name="T20">"Apple"</text:span><text:span text:style-name="T19">, </text:span><text:span text:style-name="T20">"Mango"</text:span><text:span text:style-name="T19">];</text:span><text:span text:style-name="T19"><text:line-break/></text:span><text:span text:style-name="T19">document.</text:span><text:span text:style-name="T21">getElementById</text:span><text:span text:style-name="T19">(</text:span><text:span text:style-name="T20">"demo"</text:span><text:span text:style-name="T19">).</text:span><text:span text:style-name="T21">innerHTML</text:span><text:span text:style-name="T19"> = fruits.</text:span><text:span text:style-name="T21">join</text:span><text:span text:style-name="T19">(</text:span><text:span text:style-name="T20">" * "</text:span><text:span text:style-name="T19">);</text:span><text:span text:style-name="T22"> </text:span></text:p>
            <text:p>Result</text:p>
            <text:p><text:span text:style-name="T10">Banana * Orange * Apple * Mango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rray metho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8">var</text:span><text:span text:style-name="T19"> fruits = [</text:span><text:span text:style-name="T20">"Banana"</text:span><text:span text:style-name="T19">, </text:span><text:span text:style-name="T20">"Orange"</text:span><text:span text:style-name="T19">, </text:span><text:span text:style-name="T20">"Apple"</text:span><text:span text:style-name="T19">, </text:span><text:span text:style-name="T20">"Mango"</text:span><text:span text:style-name="T19">];</text:span><text:span text:style-name="T19"><text:line-break/></text:span><text:span text:style-name="T19">fruits.</text:span><text:span text:style-name="T21">pop</text:span><text:span text:style-name="T19">();              // Removes the last element ("Mango") from fruits </text:span></text:p>
            <text:p><text:span text:style-name="T18">var</text:span><text:span text:style-name="T19"> fruits = [</text:span><text:span text:style-name="T20">"Banana"</text:span><text:span text:style-name="T19">, </text:span><text:span text:style-name="T20">"Orange"</text:span><text:span text:style-name="T19">, </text:span><text:span text:style-name="T20">"Apple"</text:span><text:span text:style-name="T19">, </text:span><text:span text:style-name="T20">"Mango"</text:span><text:span text:style-name="T19">];</text:span><text:span text:style-name="T19"><text:line-break/></text:span><text:span text:style-name="T18">var</text:span><text:span text:style-name="T19"> x =</text:span><text:span text:style-name="T22"> </text:span><text:span text:style-name="T19">fruits.</text:span><text:span text:style-name="T21">push</text:span><text:span text:style-name="T19">(</text:span><text:span text:style-name="T20">"Kiwi"</text:span><text:span text:style-name="T19">);   //  the value of x is 5 , new length </text:span></text:p>
            <text:p><text:span text:style-name="T18">var</text:span><text:span text:style-name="T19"> fruits = [</text:span><text:span text:style-name="T20">"Banana"</text:span><text:span text:style-name="T19">, </text:span><text:span text:style-name="T20">"Orange"</text:span><text:span text:style-name="T19">, </text:span><text:span text:style-name="T20">"Apple"</text:span><text:span text:style-name="T19">, </text:span><text:span text:style-name="T20">"Mango"</text:span><text:span text:style-name="T19">];</text:span><text:span text:style-name="T19"><text:line-break/></text:span><text:span text:style-name="T19">fruits.</text:span><text:span text:style-name="T21">shift</text:span><text:span text:style-name="T19">();           </text:span><text:span text:style-name="T22"> </text:span><text:span text:style-name="T19">// Removes the first element "Banana" from fruits </text:span></text:p>
            <text:p><text:span text:style-name="T18">var</text:span><text:span text:style-name="T19"> fruits = [</text:span><text:span text:style-name="T20">"Banana"</text:span><text:span text:style-name="T19">, </text:span><text:span text:style-name="T20">"Orange"</text:span><text:span text:style-name="T19">, </text:span><text:span text:style-name="T20">"Apple"</text:span><text:span text:style-name="T19">, </text:span><text:span text:style-name="T20">"Mango"</text:span><text:span text:style-name="T19">];</text:span><text:span text:style-name="T19"><text:line-break/></text:span><text:span text:style-name="T19">fruits.</text:span><text:span text:style-name="T21">unshift</text:span><text:span text:style-name="T19">(</text:span><text:span text:style-name="T20">"Lemon"</text:span><text:span text:style-name="T19">);   </text:span><text:span text:style-name="T22"> </text:span><text:span text:style-name="T19">// Returns 5 , the new length </text:span></text:p>
            <text:p><text:span text:style-name="T18">var</text:span><text:span text:style-name="T21"> fruits = [</text:span><text:span text:style-name="T20">"Banana"</text:span><text:span text:style-name="T21">, </text:span><text:span text:style-name="T20">"Orange"</text:span><text:span text:style-name="T21">, </text:span><text:span text:style-name="T20">"Apple"</text:span><text:span text:style-name="T21">, </text:span><text:span text:style-name="T20">"Mango"</text:span><text:span text:style-name="T21">];</text:span><text:span text:style-name="T21"><text:line-break/></text:span><text:span text:style-name="T18">delete</text:span><text:span text:style-name="T21"> fruits[</text:span><text:span text:style-name="T22">0</text:span><text:span text:style-name="T21">];          </text:span><text:span text:style-name="T22"> </text:span><text:span text:style-name="T19">// Changes the first element in fruits to </text:span><text:span text:style-name="T38">undefined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rray methods: spli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8">var</text:span><text:span text:style-name="T19"> fruits = [</text:span><text:span text:style-name="T20">"Banana"</text:span><text:span text:style-name="T19">, </text:span><text:span text:style-name="T20">"Orange"</text:span><text:span text:style-name="T19">, </text:span><text:span text:style-name="T20">"Apple"</text:span><text:span text:style-name="T19">, </text:span><text:span text:style-name="T20">"Mango"</text:span><text:span text:style-name="T19">];</text:span><text:span text:style-name="T19"><text:line-break/></text:span><text:span text:style-name="T19">fruits.</text:span><text:span text:style-name="T21">splice</text:span><text:span text:style-name="T19">(</text:span><text:span text:style-name="T22">2</text:span><text:span text:style-name="T19">, </text:span><text:span text:style-name="T22">0</text:span><text:span text:style-name="T19">, </text:span><text:span text:style-name="T20">"Lemon"</text:span><text:span text:style-name="T19">, </text:span><text:span text:style-name="T20">"Kiwi"</text:span><text:span text:style-name="T19">);</text:span></text:p>
            <text:p><text:span text:style-name="T19">The first parameter (2) defines the position where new elements should be added (spliced in).</text:span></text:p>
            <text:p><text:span text:style-name="T19">The second parameter (0) defines how many elements should be removed.</text:span></text:p>
            <text:p><text:span text:style-name="T19">The rest of the parameters ("Lemon" , "Kiwi") define the new elements to be added.</text:span></text:p>
            <text:p><text:span text:style-name="T10">Result: Banana,Orange,Lemon,Kiwi,Apple,Mango </text:span></text:p>
            <text:p><text:span text:style-name="T10"/></text:p>
            <text:p><text:span text:style-name="T18">var</text:span><text:span text:style-name="T19"> fruits = [</text:span><text:span text:style-name="T20">"Banana"</text:span><text:span text:style-name="T19">, </text:span><text:span text:style-name="T20">"Orange"</text:span><text:span text:style-name="T19">, </text:span><text:span text:style-name="T20">"Apple"</text:span><text:span text:style-name="T19">, </text:span><text:span text:style-name="T20">"Mango"</text:span><text:span text:style-name="T19">];</text:span><text:span text:style-name="T19"><text:line-break/></text:span><text:span text:style-name="T19">fruits.</text:span><text:span text:style-name="T21">splice</text:span><text:span text:style-name="T19">(</text:span><text:span text:style-name="T22">0</text:span><text:span text:style-name="T19">, </text:span><text:span text:style-name="T22">1</text:span><text:span text:style-name="T19">);       </text:span><text:span text:style-name="T22"> </text:span><text:span text:style-name="T19">// Removes the first element of fruits 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rray methods: sli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9">This example slices out a part of an array starting from array element 1 ("Orange"):</text:span></text:p>
            <text:p><text:span text:style-name="T18">var</text:span><text:span text:style-name="T21"> fruits = [</text:span><text:span text:style-name="T20">"Banana"</text:span><text:span text:style-name="T21">, </text:span><text:span text:style-name="T20">"Orange"</text:span><text:span text:style-name="T21">, </text:span><text:span text:style-name="T20">"Lemon"</text:span><text:span text:style-name="T21">, </text:span><text:span text:style-name="T20">"Apple"</text:span><text:span text:style-name="T21">, </text:span><text:span text:style-name="T20">"Mango"</text:span><text:span text:style-name="T21">];</text:span><text:span text:style-name="T21"><text:line-break/></text:span><text:span text:style-name="T18">var</text:span><text:span text:style-name="T21"> citrus = fruits.slice(</text:span><text:span text:style-name="T22">1</text:span><text:span text:style-name="T21">);</text:span></text:p>
            <text:p><text:span text:style-name="T19">The slice() method creates a new array. It does not remove any elements from the source array.</text:span></text:p>
            <text:p><text:span text:style-name="T18">var</text:span><text:span text:style-name="T19"> citrus = fruits.</text:span><text:span text:style-name="T21">slice</text:span><text:span text:style-name="T19">(</text:span><text:span text:style-name="T22">1</text:span><text:span text:style-name="T19">, </text:span><text:span text:style-name="T22">3</text:span><text:span text:style-name="T19">);</text:span><text:span text:style-name="T22"> 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rray methods: concatena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8">var</text:span><text:span text:style-name="T19"> myGirls = [</text:span><text:span text:style-name="T20">"Cecilie"</text:span><text:span text:style-name="T19">, </text:span><text:span text:style-name="T20">"Lone"</text:span><text:span text:style-name="T19">];</text:span><text:span text:style-name="T19"><text:line-break/></text:span><text:span text:style-name="T18">var</text:span><text:span text:style-name="T19"> myBoys = [</text:span><text:span text:style-name="T20">"Emil"</text:span><text:span text:style-name="T19">, </text:span><text:span text:style-name="T20">"Tobias"</text:span><text:span text:style-name="T19">, </text:span><text:span text:style-name="T20">"Linus"</text:span><text:span text:style-name="T19">];</text:span><text:span text:style-name="T19"><text:line-break/></text:span><text:span text:style-name="T18">var</text:span><text:span text:style-name="T19"> myChildren = myGirls.</text:span><text:span text:style-name="T21">concat</text:span><text:span text:style-name="T19">(myBoys);    </text:span><text:span text:style-name="T22"> </text:span><text:span text:style-name="T19">// Concatenates (joins) myGirls and myBoys </text:span></text:p>
            <text:p><text:span text:style-name="T18">var</text:span><text:span text:style-name="T19"> arr1 = [</text:span><text:span text:style-name="T20">"Cecilie"</text:span><text:span text:style-name="T19">, </text:span><text:span text:style-name="T20">"Lone"</text:span><text:span text:style-name="T19">];</text:span><text:span text:style-name="T19"><text:line-break/></text:span><text:span text:style-name="T18">var</text:span><text:span text:style-name="T19"> arr2 = [</text:span><text:span text:style-name="T20">"Emil"</text:span><text:span text:style-name="T19">, </text:span><text:span text:style-name="T20">"Tobias"</text:span><text:span text:style-name="T19">, </text:span><text:span text:style-name="T20">"Linus"</text:span><text:span text:style-name="T19">];</text:span><text:span text:style-name="T19"><text:line-break/></text:span><text:span text:style-name="T18">var</text:span><text:span text:style-name="T19"> arr3 = [</text:span><text:span text:style-name="T20">"Robin"</text:span><text:span text:style-name="T19">, </text:span><text:span text:style-name="T20">"Morgan"</text:span><text:span text:style-name="T19">];</text:span><text:span text:style-name="T19"><text:line-break/></text:span><text:span text:style-name="T18">var</text:span><text:span text:style-name="T19"> myChildren = arr1.</text:span><text:span text:style-name="T21">concat</text:span><text:span text:style-name="T19">(arr2, arr3);    </text:span><text:span text:style-name="T22"> </text:span><text:span text:style-name="T19">// Concatenates arr1 with arr2 and arr3 </text:span></text:p>
            <text:p><text:span text:style-name="T18">var</text:span><text:span text:style-name="T19"> arr1 = [</text:span><text:span text:style-name="T20">"Cecilie"</text:span><text:span text:style-name="T19">, </text:span><text:span text:style-name="T20">"Lone"</text:span><text:span text:style-name="T19">];</text:span><text:span text:style-name="T19"><text:line-break/></text:span><text:span text:style-name="T18">var</text:span><text:span text:style-name="T19"> myChildren = arr1.</text:span><text:span text:style-name="T21">concat</text:span><text:span text:style-name="T19">([</text:span><text:span text:style-name="T20">"Emil"</text:span><text:span text:style-name="T19">, </text:span><text:span text:style-name="T20">"Tobias"</text:span><text:span text:style-name="T19">, </text:span><text:span text:style-name="T20">"Linus"</text:span><text:span text:style-name="T19">]); 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rrays and/or objects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p><text:span text:style-name="T17">Arrays are a special type of objects. The typeof operator in JavaScript returns "object" for arrays.</text:span></text:p>
            <text:p><text:span text:style-name="T39">But Arrays use numbers to access its "elements". </text:span></text:p>
            <text:p><text:span text:style-name="T17">Objects use names to access its "members".</text:span></text:p>
            <text:p><text:span text:style-name="T17"/></text:p>
            <text:p><text:span text:style-name="T17">var person = ["John", "Doe", 46];</text:span></text:p>
            <text:p><text:span text:style-name="T39">document.getElementById("demo").innerHTML = person[0];</text:span></text:p>
            <text:p><text:span text:style-name="T17">var person = {firstName:"John", lastName:"Doe", age:46};</text:span></text:p>
            <text:p><text:span text:style-name="T39">document.getElementById("demo").innerHTML = person["firstName"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Undefine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variable without a value, has the value undefined.</text:p>
              </text:list-item>
              <text:list-item>
                <text:p/>
              </text:list-item>
            </text:list>
            <text:p><text:span text:style-name="T6">var</text:span><text:span text:style-name="T8"> car;                </text:span><text:span text:style-name="T16">// Value is undefined, type is undefined </text:span></text:p>
            <text:p><text:span text:style-name="T16"/></text:p>
            <text:p><text:span text:style-name="T17">Any variable can be emptied, by setting the value to undefined. </text:span></text:p>
            <text:p><text:span text:style-name="T8">car = undefined;        </text:span><text:span text:style-name="T16">// Value is undefined, type is undefined </text:span></text:p>
            <text:p><text:span text:style-name="T16">var car = ""; <text:s text:c="13"/>// The value is "", the typeof is "string"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ype operators</text:p>
          </draw:text-box>
        </draw:frame>
        <draw:frame draw:style-name="standard" draw:layer="layout" svg:width="25.909cm" svg:height="6.286cm" svg:x="0.784cm" svg:y="12.36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1"><text:span text:style-name="T40">Operator</text:span></text:p>
              </table:table-cell>
              <table:table-cell table:style-name="ce4">
                <text:p text:style-name="P12"><text:span text:style-name="T41">Description</text:span></text:p>
              </table:table-cell>
            </table:table-row>
            <table:table-row table:style-name="ro3" table:default-cell-style-name="ce5">
              <table:table-cell>
                <text:p text:style-name="P11"><text:span text:style-name="T24">typeof</text:span></text:p>
              </table:table-cell>
              <table:table-cell>
                <text:p text:style-name="P11"><text:span text:style-name="T24">Returns the type of a variable</text:span></text:p>
              </table:table-cell>
            </table:table-row>
            <table:table-row table:style-name="ro5" table:default-cell-style-name="ce5">
              <table:table-cell>
                <text:p text:style-name="P11"><text:span text:style-name="T24">instanceof</text:span></text:p>
              </table:table-cell>
              <table:table-cell>
                <text:p text:style-name="P11"><text:span text:style-name="T24">Returns true if an object is an instance of an object typ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3" draw:layer="layout" svg:width="26.002cm" svg:height="10.924cm" svg:x="0.684cm" svg:y="4.562cm">
          <draw:text-box>
            <text:p><text:span text:style-name="T42">typeof</text:span><text:span text:style-name="T43"> </text:span><text:span text:style-name="T44">""</text:span><text:span text:style-name="T43">                  </text:span><text:span text:style-name="T45">// Returns "string"</text:span><text:span text:style-name="T45"><text:tab/></text:span><text:span text:style-name="T45"><text:tab/></text:span><text:span text:style-name="T45"><text:tab/></text:span><text:span text:style-name="T42">typeof</text:span><text:span text:style-name="T43"> </text:span><text:span text:style-name="T44">"John"</text:span><text:span text:style-name="T43">              </text:span><text:span text:style-name="T45">// Returns "string"</text:span><text:span text:style-name="T45"><text:line-break/></text:span><text:span text:style-name="T42">typeof</text:span><text:span text:style-name="T43"> </text:span><text:span text:style-name="T44">"John Doe"</text:span><text:span text:style-name="T43">          </text:span><text:span text:style-name="T45">// Returns "string" </text:span><text:span text:style-name="T45"><text:tab/></text:span><text:span text:style-name="T45"><text:tab/></text:span><text:span text:style-name="T42">typeof</text:span><text:span text:style-name="T43"> 0                   </text:span><text:span text:style-name="T45">// Returns "number"</text:span><text:span text:style-name="T45"><text:line-break/></text:span><text:span text:style-name="T42">typeof</text:span><text:span text:style-name="T43"> 314                 </text:span><text:span text:style-name="T45">// Returns "number</text:span><text:span text:style-name="T45"><text:tab/></text:span><text:span text:style-name="T45"><text:tab/></text:span><text:span text:style-name="T45"><text:tab/></text:span><text:span text:style-name="T42">typeof</text:span><text:span text:style-name="T43"> 3.14                </text:span><text:span text:style-name="T45">// Returns "number"</text:span><text:span text:style-name="T45"><text:line-break/></text:span><text:span text:style-name="T42">typeof</text:span><text:span text:style-name="T43"> (3)                 </text:span><text:span text:style-name="T45">// Returns "number</text:span><text:span text:style-name="T45"><text:tab/></text:span><text:span text:style-name="T45"><text:tab/></text:span><text:span text:style-name="T45"><text:tab/></text:span><text:span text:style-name="T42">typeof</text:span><text:span text:style-name="T43"> (3 + 4)             </text:span><text:span text:style-name="T45">// Returns "number" </text:span></text:p>
            <text:p><text:span text:style-name="T46">typeof</text:span><text:span text:style-name="T47"> </text:span><text:span text:style-name="T48">"John"</text:span><text:span text:style-name="T47">              // Returns "string" </text:span><text:span text:style-name="T47"><text:tab/></text:span><text:span text:style-name="T47"><text:tab/></text:span><text:span text:style-name="T46">typeof</text:span><text:span text:style-name="T47"> </text:span><text:span text:style-name="T49">3.14</text:span><text:span text:style-name="T47">                // Returns "number"</text:span><text:span text:style-name="T47"><text:line-break/></text:span><text:span text:style-name="T46">typeof</text:span><text:span text:style-name="T47"> </text:span><text:span text:style-name="T46">true</text:span><text:span text:style-name="T47">                // Returns "boolean"</text:span><text:span text:style-name="T47"><text:tab/></text:span><text:span text:style-name="T47"><text:tab/></text:span><text:span text:style-name="T46">typeof</text:span><text:span text:style-name="T47"> </text:span><text:span text:style-name="T46">false</text:span><text:span text:style-name="T47">               // Returns "boolean"</text:span><text:span text:style-name="T47"><text:line-break/></text:span><text:span text:style-name="T46">typeof</text:span><text:span text:style-name="T47"> x                   // Returns "undefined" (if x has no value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ypeof can return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<text:s text:c="4"/>string</text:p>
              </text:list-item>
              <text:list-item>
                <text:p><text:s text:c="4"/>number</text:p>
              </text:list-item>
              <text:list-item>
                <text:p><text:s text:c="4"/>boolean</text:p>
              </text:list-item>
              <text:list-item>
                <text:p><text:s text:c="4"/>undefined</text:p>
              </text:list-item>
              <text:list-item>
                <text:p><text:s text:c="4"/>function</text:p>
              </text:list-item>
              <text:list-item>
                <text:p><text:s text:c="4"/>object (arrays, objects, and null are objects)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<text:span text:style-name="T10">typeof {name:'John', age:34} </text:span></text:p>
              </text:list-item>
              <text:list-item>
                <text:p>// Returns "object"</text:p>
              </text:list-item>
              <text:list-item>
                <text:p><text:span text:style-name="T10">typeof [1,2,3,4] <text:s text:c="12"/></text:span></text:p>
              </text:list-item>
              <text:list-item>
                <text:p>// Returns "object" (not "array", see note below)</text:p>
              </text:list-item>
              <text:list-item>
                <text:p><text:span text:style-name="T10">typeof null <text:s text:c="17"/></text:span></text:p>
              </text:list-item>
              <text:list-item>
                <text:p>// Returns "object"</text:p>
              </text:list-item>
              <text:list-item>
                <text:p><text:span text:style-name="T10">typeof function myFunc(){} <text:s text:c="2"/></text:span></text:p>
              </text:list-item>
              <text:list-item>
                <text:p>// Returns "function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nul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ull is "nothing". It is supposed to be something that doesn't exist.</text:p>
              </text:list-item>
              <text:list-item>
                <text:p>The data type of null is an object.</text:p>
              </text:list-item>
              <text:list-item>
                <text:p/>
              </text:list-item>
            </text:list>
            <text:p><text:span text:style-name="T6">var</text:span><text:span text:style-name="T16"> person = {firstName:</text:span><text:span text:style-name="T7">"John"</text:span><text:span text:style-name="T16">, lastName:</text:span><text:span text:style-name="T7">"Doe"</text:span><text:span text:style-name="T16">, age:</text:span><text:span text:style-name="T8">50</text:span><text:span text:style-name="T16">, eyeColor:</text:span><text:span text:style-name="T7">"blue"</text:span><text:span text:style-name="T16">};</text:span><text:span text:style-name="T16"><text:line-break/></text:span><text:span text:style-name="T16">person = </text:span><text:span text:style-name="T6">null</text:span><text:span text:style-name="T16">;        // Now value is null, but type is still an ob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null vs undefined</text:p>
          </draw:text-box>
        </draw:frame>
        <draw:frame presentation:style-name="pr5" draw:text-style-name="P14" draw:layer="layout" svg:width="25.5cm" svg:height="13cm" svg:x="1cm" svg:y="5.5cm" presentation:class="outline">
          <draw:text-box>
            <text:p text:style-name="P14"><text:span text:style-name="T6">Undefined and null are equal in value but different in type:</text:span></text:p>
            <text:p text:style-name="P14"><text:span text:style-name="T6"/></text:p>
            <text:p text:style-name="P14"><text:span text:style-name="T6">typeof</text:span><text:span text:style-name="T16"> undefined           // undefined</text:span><text:span text:style-name="T16"><text:line-break/></text:span><text:span text:style-name="T6">typeof</text:span><text:span text:style-name="T16"> </text:span><text:span text:style-name="T6">null</text:span><text:span text:style-name="T16">                // object</text:span><text:span text:style-name="T16"><text:line-break/></text:span><text:span text:style-name="T16"><text:line-break/></text:span><text:span text:style-name="T6">null</text:span><text:span text:style-name="T16"> === undefined         // false</text:span><text:span text:style-name="T16"><text:line-break/></text:span><text:span text:style-name="T6">null</text:span><text:span text:style-name="T16"> == undefined          // tru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ype Conversions: Summary of all type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In JavaScript there are 5 different data types that can contain values:</text:p>
              </text:list-item>
              <text:list-item>
                <text:p><text:s text:c="4"/>string</text:p>
              </text:list-item>
              <text:list-item>
                <text:p><text:s text:c="4"/>number</text:p>
              </text:list-item>
              <text:list-item>
                <text:p><text:s text:c="4"/>boolean</text:p>
              </text:list-item>
              <text:list-item>
                <text:p><text:s text:c="4"/>object</text:p>
              </text:list-item>
              <text:list-item>
                <text:p><text:s text:c="4"/>function</text:p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There are 3 types of objects:</text:p>
              </text:list-item>
              <text:list-item>
                <text:p><text:s text:c="4"/>Object</text:p>
              </text:list-item>
              <text:list-item>
                <text:p><text:s text:c="4"/>Date</text:p>
              </text:list-item>
              <text:list-item>
                <text:p><text:s text:c="4"/>Array</text:p>
              </text:list-item>
              <text:list-item>
                <text:p>And 2 data types that cannot contain values:</text:p>
              </text:list-item>
              <text:list-item>
                <text:p><text:s text:c="4"/>null</text:p>
              </text:list-item>
              <text:list-item>
                <text:p><text:s text:c="4"/>undefin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ype Conversions: Explici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verting Numbers to Strings</text:p>
              </text:list-item>
            </text:list>
            <text:p><text:span text:style-name="T9">String(x)         </text:span><text:span text:style-name="T16">// returns a string from a number variable x</text:span><text:span text:style-name="T16"><text:line-break/></text:span><text:span text:style-name="T9">String(</text:span><text:span text:style-name="T8">123</text:span><text:span text:style-name="T9">)       </text:span><text:span text:style-name="T16">// returns a string from a number literal 123</text:span><text:span text:style-name="T16"><text:line-break/></text:span><text:span text:style-name="T9">String(</text:span><text:span text:style-name="T8">100</text:span><text:span text:style-name="T9"> + </text:span><text:span text:style-name="T8">23</text:span><text:span text:style-name="T9">)  </text:span><text:span text:style-name="T16">// returns a string from a number from an expression </text:span></text:p>
            <text:p><text:span text:style-name="T16">x.</text:span><text:span text:style-name="T9">toString</text:span><text:span text:style-name="T16">()</text:span><text:span text:style-name="T16"><text:line-break/></text:span><text:span text:style-name="T16">(</text:span><text:span text:style-name="T8">123</text:span><text:span text:style-name="T16">).</text:span><text:span text:style-name="T9">toString</text:span><text:span text:style-name="T16">()</text:span><text:span text:style-name="T16"><text:line-break/></text:span><text:span text:style-name="T16">(</text:span><text:span text:style-name="T8">100</text:span><text:span text:style-name="T16"> + </text:span><text:span text:style-name="T8">23</text:span><text:span text:style-name="T16">).</text:span><text:span text:style-name="T9">toString</text:span><text:span text:style-name="T16">() </text:span></text:p>
            <text:p><text:span text:style-name="T16">String(</text:span><text:span text:style-name="T6">false</text:span><text:span text:style-name="T16">)        // returns "false"</text:span><text:span text:style-name="T16"><text:line-break/></text:span><text:span text:style-name="T16">String(</text:span><text:span text:style-name="T6">true</text:span><text:span text:style-name="T16">)         // returns "true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ype Conversions: Explici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false</text:span><text:span text:style-name="T16">.</text:span><text:span text:style-name="T9">toString</text:span><text:span text:style-name="T16">()     // returns "false"</text:span><text:span text:style-name="T16"><text:line-break/></text:span><text:span text:style-name="T6">true</text:span><text:span text:style-name="T16">.</text:span><text:span text:style-name="T9">toString</text:span><text:span text:style-name="T16">()      // returns "true" </text:span></text:p>
              </text:list-item>
            </text:list>
            <text:p><text:span text:style-name="T16">String(Date())      // returns "Thu Jul 17 2014 15:38:19 GMT+0200 (W. Europe Daylight Time)" </text:span></text:p>
            <text:p><text:span text:style-name="T16">Date().</text:span><text:span text:style-name="T9">toString</text:span><text:span text:style-name="T16">()   // returns "Thu Jul 17 2014 15:38:19 GMT+0200 (W. Europe Daylight Time)" </text:span></text:p>
            <text:p><text:span text:style-name="T16">Number(</text:span><text:span text:style-name="T7">"3.14"</text:span><text:span text:style-name="T16">)    // returns 3.14</text:span><text:span text:style-name="T16"><text:line-break/></text:span><text:span text:style-name="T16">Number(</text:span><text:span text:style-name="T7">" "</text:span><text:span text:style-name="T16">)       // returns 0 </text:span><text:span text:style-name="T16"><text:line-break/></text:span><text:span text:style-name="T16">Number(</text:span><text:span text:style-name="T7">""</text:span><text:span text:style-name="T16">)        // returns 0</text:span><text:span text:style-name="T16"><text:line-break/></text:span><text:span text:style-name="T16">Number(</text:span><text:span text:style-name="T7">"99 88"</text:span><text:span text:style-name="T16">)   // returns Na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ype Conversion: using +, Booleans to number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0">The </text:span><text:span text:style-name="T50">unary + operator</text:span><text:span text:style-name="T10"> can be used to convert a variable to a number:</text:span></text:p>
            <text:p><text:span text:style-name="T18">var</text:span><text:span text:style-name="T19"> y = </text:span><text:span text:style-name="T20">"5"</text:span><text:span text:style-name="T19">;     </text:span><text:span text:style-name="T22"> </text:span><text:span text:style-name="T19">// y is a string</text:span><text:span text:style-name="T19"><text:line-break/></text:span><text:span text:style-name="T18">var</text:span><text:span text:style-name="T19"> x = + y;      // x is a number</text:span></text:p>
            <text:p><text:span text:style-name="T18">var</text:span><text:span text:style-name="T19"> y = </text:span><text:span text:style-name="T20">"John"</text:span><text:span text:style-name="T19">;  </text:span><text:span text:style-name="T22"> </text:span><text:span text:style-name="T19">// y is a string</text:span><text:span text:style-name="T19"><text:line-break/></text:span><text:span text:style-name="T18">var</text:span><text:span text:style-name="T19"> x = + y;      // x is a number (NaN) </text:span></text:p>
            <text:list text:style-name="L3">
              <text:list-item>
                <text:p><text:span text:style-name="T51">Converting Booleans to Numbers</text:span></text:p>
              </text:list-item>
            </text:list>
            <text:p><text:span text:style-name="T19">Number(</text:span><text:span text:style-name="T18">false</text:span><text:span text:style-name="T19">)     // returns 0</text:span><text:span text:style-name="T19"><text:line-break/></text:span><text:span text:style-name="T19">Number(</text:span><text:span text:style-name="T18">true</text:span><text:span text:style-name="T19">)      // returns 1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utomatic Type Conver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standard" draw:layer="layout" svg:width="21.488cm" svg:height="14.769cm" svg:x="2.91cm" svg:y="4.33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2">
              <table:table-cell>
                <text:p><text:span text:style-name="T14">Original</text:span><text:span text:style-name="T14"><text:line-break/></text:span><text:span text:style-name="T14">Value</text:span></text:p>
              </table:table-cell>
              <table:table-cell>
                <text:p><text:span text:style-name="T14">Converted</text:span><text:span text:style-name="T14"><text:line-break/></text:span><text:span text:style-name="T14">to Number</text:span></text:p>
              </table:table-cell>
              <table:table-cell>
                <text:p><text:span text:style-name="T14">Converted</text:span><text:span text:style-name="T14"><text:line-break/></text:span><text:span text:style-name="T14">to String</text:span></text:p>
              </table:table-cell>
              <table:table-cell>
                <text:p><text:span text:style-name="T14">Converted</text:span><text:span text:style-name="T14"><text:line-break/></text:span><text:span text:style-name="T14">to Boolean</text:span></text:p>
              </table:table-cell>
            </table:table-row>
            <table:table-row table:style-name="ro7" table:default-cell-style-name="ce2">
              <table:table-cell>
                <text:p><text:span text:style-name="T14">false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false"</text:span></text:p>
              </table:table-cell>
              <table:table-cell>
                <text:p><text:span text:style-name="T14">false</text:span></text:p>
              </table:table-cell>
            </table:table-row>
            <table:table-row table:style-name="ro7" table:default-cell-style-name="ce2">
              <table:table-cell>
                <text:p><text:span text:style-name="T14">true</text:span></text:p>
              </table:table-cell>
              <table:table-cell>
                <text:p><text:span text:style-name="T14">1</text:span></text:p>
              </table:table-cell>
              <table:table-cell>
                <text:p><text:span text:style-name="T14">"true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7" table:default-cell-style-name="ce2">
              <table:table-cell>
                <text:p><text:span text:style-name="T14">0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0"</text:span></text:p>
              </table:table-cell>
              <table:table-cell>
                <text:p><text:span text:style-name="T14">false</text:span></text:p>
              </table:table-cell>
            </table:table-row>
            <table:table-row table:style-name="ro7" table:default-cell-style-name="ce2">
              <table:table-cell>
                <text:p><text:span text:style-name="T14">1</text:span></text:p>
              </table:table-cell>
              <table:table-cell>
                <text:p><text:span text:style-name="T14">1</text:span></text:p>
              </table:table-cell>
              <table:table-cell>
                <text:p><text:span text:style-name="T14">"1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7" table:default-cell-style-name="ce2">
              <table:table-cell>
                <text:p><text:span text:style-name="T14">"0"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0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7" table:default-cell-style-name="ce2">
              <table:table-cell>
                <text:p><text:span text:style-name="T14">"000"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000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8" table:default-cell-style-name="ce2">
              <table:table-cell>
                <text:p><text:span text:style-name="T14">"1"</text:span></text:p>
              </table:table-cell>
              <table:table-cell>
                <text:p><text:span text:style-name="T14">1</text:span></text:p>
              </table:table-cell>
              <table:table-cell>
                <text:p><text:span text:style-name="T14">"1"</text:span></text:p>
              </table:table-cell>
              <table:table-cell>
                <text:p><text:span text:style-name="T14">tru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utomatic Type Conver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standard" draw:layer="layout" svg:width="23.595cm" svg:height="13.852cm" svg:x="1.832cm" svg:y="4.34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9" table:default-cell-style-name="ce2">
              <table:table-cell>
                <text:p><text:span text:style-name="T14">Original</text:span><text:span text:style-name="T14"><text:line-break/></text:span><text:span text:style-name="T14">Value</text:span></text:p>
              </table:table-cell>
              <table:table-cell>
                <text:p><text:span text:style-name="T14">Converted</text:span><text:span text:style-name="T14"><text:line-break/></text:span><text:span text:style-name="T14">to Number</text:span></text:p>
              </table:table-cell>
              <table:table-cell>
                <text:p><text:span text:style-name="T14">Converted</text:span><text:span text:style-name="T14"><text:line-break/></text:span><text:span text:style-name="T14">to String</text:span></text:p>
              </table:table-cell>
              <table:table-cell>
                <text:p><text:span text:style-name="T14">Converted</text:span><text:span text:style-name="T14"><text:line-break/></text:span><text:span text:style-name="T14">to Boolean</text:span></text:p>
              </table:table-cell>
            </table:table-row>
            <table:table-row table:style-name="ro10" table:default-cell-style-name="ce2">
              <table:table-cell>
                <text:p><text:span text:style-name="T14">NaN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NaN"</text:span></text:p>
              </table:table-cell>
              <table:table-cell>
                <text:p><text:span text:style-name="T14">false</text:span></text:p>
              </table:table-cell>
            </table:table-row>
            <table:table-row table:style-name="ro10" table:default-cell-style-name="ce2">
              <table:table-cell>
                <text:p><text:span text:style-name="T14">Infinity</text:span></text:p>
              </table:table-cell>
              <table:table-cell>
                <text:p><text:span text:style-name="T14">Infinity</text:span></text:p>
              </table:table-cell>
              <table:table-cell>
                <text:p><text:span text:style-name="T14">"Infinity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0" table:default-cell-style-name="ce2">
              <table:table-cell>
                <text:p><text:span text:style-name="T14">-Infinity</text:span></text:p>
              </table:table-cell>
              <table:table-cell>
                <text:p><text:span text:style-name="T14">-Infinity</text:span></text:p>
              </table:table-cell>
              <table:table-cell>
                <text:p><text:span text:style-name="T14">"-Infinity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0" table:default-cell-style-name="ce2">
              <table:table-cell>
                <text:p><text:span text:style-name="T14">""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"</text:span></text:p>
              </table:table-cell>
              <table:table-cell>
                <text:p><text:span text:style-name="T14">false</text:span></text:p>
              </table:table-cell>
            </table:table-row>
            <table:table-row table:style-name="ro10" table:default-cell-style-name="ce2">
              <table:table-cell>
                <text:p><text:span text:style-name="T14">"20"</text:span></text:p>
              </table:table-cell>
              <table:table-cell>
                <text:p><text:span text:style-name="T14">20</text:span></text:p>
              </table:table-cell>
              <table:table-cell>
                <text:p><text:span text:style-name="T14">"20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0" table:default-cell-style-name="ce2">
              <table:table-cell>
                <text:p><text:span text:style-name="T14">"twenty"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twenty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1" table:default-cell-style-name="ce2">
              <table:table-cell>
                <text:p><text:span text:style-name="T14">[ ]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"</text:span></text:p>
              </table:table-cell>
              <table:table-cell>
                <text:p><text:span text:style-name="T14">tru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utomatic Type Conver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standard" draw:layer="layout" svg:width="23.595cm" svg:height="13.852cm" svg:x="1.832cm" svg:y="4.34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9" table:default-cell-style-name="ce2">
              <table:table-cell>
                <text:p><text:span text:style-name="T14">Original</text:span><text:span text:style-name="T14"><text:line-break/></text:span><text:span text:style-name="T14">Value</text:span></text:p>
              </table:table-cell>
              <table:table-cell>
                <text:p><text:span text:style-name="T14">Converted</text:span><text:span text:style-name="T14"><text:line-break/></text:span><text:span text:style-name="T14">to Number</text:span></text:p>
              </table:table-cell>
              <table:table-cell>
                <text:p><text:span text:style-name="T14">Converted</text:span><text:span text:style-name="T14"><text:line-break/></text:span><text:span text:style-name="T14">to String</text:span></text:p>
              </table:table-cell>
              <table:table-cell>
                <text:p><text:span text:style-name="T14">Converted</text:span><text:span text:style-name="T14"><text:line-break/></text:span><text:span text:style-name="T14">to Boolean</text:span></text:p>
              </table:table-cell>
            </table:table-row>
            <table:table-row table:style-name="ro10" table:default-cell-style-name="ce2">
              <table:table-cell>
                <text:p><text:span text:style-name="T14">NaN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NaN"</text:span></text:p>
              </table:table-cell>
              <table:table-cell>
                <text:p><text:span text:style-name="T14">false</text:span></text:p>
              </table:table-cell>
            </table:table-row>
            <table:table-row table:style-name="ro10" table:default-cell-style-name="ce2">
              <table:table-cell>
                <text:p><text:span text:style-name="T14">Infinity</text:span></text:p>
              </table:table-cell>
              <table:table-cell>
                <text:p><text:span text:style-name="T14">Infinity</text:span></text:p>
              </table:table-cell>
              <table:table-cell>
                <text:p><text:span text:style-name="T14">"Infinity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0" table:default-cell-style-name="ce2">
              <table:table-cell>
                <text:p><text:span text:style-name="T14">-Infinity</text:span></text:p>
              </table:table-cell>
              <table:table-cell>
                <text:p><text:span text:style-name="T14">-Infinity</text:span></text:p>
              </table:table-cell>
              <table:table-cell>
                <text:p><text:span text:style-name="T14">"-Infinity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0" table:default-cell-style-name="ce2">
              <table:table-cell>
                <text:p><text:span text:style-name="T14">""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"</text:span></text:p>
              </table:table-cell>
              <table:table-cell>
                <text:p><text:span text:style-name="T14">false</text:span></text:p>
              </table:table-cell>
            </table:table-row>
            <table:table-row table:style-name="ro10" table:default-cell-style-name="ce2">
              <table:table-cell>
                <text:p><text:span text:style-name="T14">"20"</text:span></text:p>
              </table:table-cell>
              <table:table-cell>
                <text:p><text:span text:style-name="T14">20</text:span></text:p>
              </table:table-cell>
              <table:table-cell>
                <text:p><text:span text:style-name="T14">"20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0" table:default-cell-style-name="ce2">
              <table:table-cell>
                <text:p><text:span text:style-name="T14">"twenty"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twenty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1" table:default-cell-style-name="ce2">
              <table:table-cell>
                <text:p><text:span text:style-name="T14">[ ]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"</text:span></text:p>
              </table:table-cell>
              <table:table-cell>
                <text:p><text:span text:style-name="T14">tru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utomatic Type Conver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standard" draw:layer="layout" svg:width="24.42cm" svg:height="16.593cm" svg:x="2.078cm" svg:y="4.4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2" table:default-cell-style-name="ce2">
              <table:table-cell>
                <text:p><text:span text:style-name="T14">Original</text:span><text:span text:style-name="T14"><text:line-break/></text:span><text:span text:style-name="T14">Value</text:span></text:p>
              </table:table-cell>
              <table:table-cell>
                <text:p><text:span text:style-name="T14">Converted</text:span><text:span text:style-name="T14"><text:line-break/></text:span><text:span text:style-name="T14">to Number</text:span></text:p>
              </table:table-cell>
              <table:table-cell>
                <text:p><text:span text:style-name="T14">Converted</text:span><text:span text:style-name="T14"><text:line-break/></text:span><text:span text:style-name="T14">to String</text:span></text:p>
              </table:table-cell>
              <table:table-cell>
                <text:p><text:span text:style-name="T14">Converted</text:span><text:span text:style-name="T14"><text:line-break/></text:span><text:span text:style-name="T14">to Boolean</text:span></text:p>
              </table:table-cell>
            </table:table-row>
            <table:table-row table:style-name="ro13" table:default-cell-style-name="ce2">
              <table:table-cell>
                <text:p><text:span text:style-name="T14">[20]</text:span></text:p>
              </table:table-cell>
              <table:table-cell>
                <text:p><text:span text:style-name="T14">20</text:span></text:p>
              </table:table-cell>
              <table:table-cell>
                <text:p><text:span text:style-name="T14">"20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3" table:default-cell-style-name="ce2">
              <table:table-cell>
                <text:p><text:span text:style-name="T14">[10,20]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10,20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3" table:default-cell-style-name="ce2">
              <table:table-cell>
                <text:p><text:span text:style-name="T14">["twenty"]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twenty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3" table:default-cell-style-name="ce2">
              <table:table-cell>
                <text:p><text:span text:style-name="T14">["ten","twenty"]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ten,twenty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3" table:default-cell-style-name="ce2">
              <table:table-cell>
                <text:p><text:span text:style-name="T14">function(){}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function(){}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4" table:default-cell-style-name="ce2">
              <table:table-cell>
                <text:p><text:span text:style-name="T14">{ }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[object Object]"</text:span></text:p>
              </table:table-cell>
              <table:table-cell>
                <text:p><text:span text:style-name="T14">true</text:span></text:p>
              </table:table-cell>
            </table:table-row>
            <table:table-row table:style-name="ro13" table:default-cell-style-name="ce2">
              <table:table-cell>
                <text:p><text:span text:style-name="T14">null</text:span></text:p>
              </table:table-cell>
              <table:table-cell>
                <text:p><text:span text:style-name="T14">0</text:span></text:p>
              </table:table-cell>
              <table:table-cell>
                <text:p><text:span text:style-name="T14">"null"</text:span></text:p>
              </table:table-cell>
              <table:table-cell>
                <text:p><text:span text:style-name="T14">false</text:span></text:p>
              </table:table-cell>
            </table:table-row>
            <table:table-row table:style-name="ro15" table:default-cell-style-name="ce2">
              <table:table-cell>
                <text:p><text:span text:style-name="T14">undefined</text:span></text:p>
              </table:table-cell>
              <table:table-cell>
                <text:p><text:span text:style-name="T14">NaN</text:span></text:p>
              </table:table-cell>
              <table:table-cell>
                <text:p><text:span text:style-name="T14">"undefined"</text:span></text:p>
              </table:table-cell>
              <table:table-cell>
                <text:p><text:span text:style-name="T14">fals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rict Mod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“</text:span><text:span text:style-name="T10">use strict”; </text:span></text:p>
              </text:list-item>
              <text:list-item>
                <text:p>Strict mode makes it easier to write "secure" JavaScript.</text:p>
              </text:list-item>
              <text:list-item>
                <text:p>Strict mode changes previously accepted "bad syntax" into real errors.</text:p>
                <text:p>Example1</text:p>
                <text:list>
                  <text:list-item>
                    <text:p>in normal JavaScript, mistyping a variable name creates a new global variable.</text:p>
                  </text:list-item>
                  <text:list-item>
                    <text:p>In strict mode, this will throw an error, making it impossible to accidentally create a global variable.</text:p>
                  </text:list-item>
                </text:list>
                <text:p>Example2</text:p>
                <text:list>
                  <text:list-item text:start-value="1">
                    <text:p>In normal JavaScript, a developer will not receive any error feedback assigning values to non-writable properties.</text:p>
                  </text:list-item>
                  <text:list-item>
                    <text:p>In strict mode, any assignment to a non-writable property, a getter-only property, a non-existing property, a non-existing variable, or a non-existing object, will throw an err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rict Mod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Using a variable, without declaring it, is not allowed</text:span><text:span text:style-name="T10"><text:line-break/></text:span><text:span text:style-name="T52">"use strict";</text:span><text:span text:style-name="T16"><text:line-break/></text:span><text:span text:style-name="T16">x = </text:span><text:span text:style-name="T8">3.14</text:span><text:span text:style-name="T16">;                // This will cause an error</text:span></text:p>
              </text:list-item>
            </text:list>
            <text:p><text:span text:style-name="T16"/></text:p>
            <text:p><text:span text:style-name="T16">Using an object, without declaring it, is not allowed:</text:span></text:p>
            <text:p><text:span text:style-name="T7">"use strict"</text:span><text:span text:style-name="T9">;</text:span><text:span text:style-name="T9"><text:line-break/></text:span><text:span text:style-name="T9">x = {p1:</text:span><text:span text:style-name="T8">10</text:span><text:span text:style-name="T9">, p2:</text:span><text:span text:style-name="T8">20</text:span><text:span text:style-name="T9">};      </text:span><text:span text:style-name="T16">// This will cause an error </text:span></text:p>
            <text:p><text:span text:style-name="T16"/></text:p>
            <text:p><text:span text:style-name="T16">Deleting a variable (or object) is not allowed.</text:span></text:p>
            <text:p><text:span text:style-name="T7">"use strict"</text:span><text:span text:style-name="T9">;</text:span><text:span text:style-name="T9"><text:line-break/></text:span><text:span text:style-name="T6">var</text:span><text:span text:style-name="T9"> x = </text:span><text:span text:style-name="T8">3.14</text:span><text:span text:style-name="T9">;</text:span><text:span text:style-name="T9"><text:line-break/></text:span><text:span text:style-name="T6">delete</text:span><text:span text:style-name="T9"> x;                </text:span><text:span text:style-name="T16">// This will cause a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rict Mod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<text:span text:style-name="T6">var</text:span><text:span text:style-name="T16"> x = </text:span><text:span text:style-name="T7">"\010"</text:span><text:span text:style-name="T16">;            // This will cause an error </text:span></text:p>
            <text:p><text:span text:style-name="T6">var</text:span><text:span text:style-name="T16"> x = </text:span><text:span text:style-name="T7">"\010"</text:span><text:span text:style-name="T16">;            // This will cause an error </text:span></text:p>
            <text:p><text:span text:style-name="T6"/></text:p>
            <text:p><text:span text:style-name="T6">function</text:span><text:span text:style-name="T16"> x(p1, p2) {}; </text:span><text:span text:style-name="T16"><text:line-break/></text:span><text:span text:style-name="T6">delete</text:span><text:span text:style-name="T16"> x;                // This will cause an error  </text:span></text:p>
            <text:p><text:span text:style-name="T53"/></text:p>
            <text:p><text:span text:style-name="T53">Duplicating a parameter name is not allowed:</text:span></text:p>
            <text:p><text:span text:style-name="T6">function</text:span><text:span text:style-name="T16"> x(p1, p1) {};   // This will cause an error </text:span></text:p>
            <text:p><text:span text:style-name="T53"/></text:p>
            <text:p><text:span text:style-name="T53"/>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><text:span text:style-name="T53">Writing to a read-only property is not allowed:</text:span></text:p>
            <text:p><text:span text:style-name="T6">var</text:span><text:span text:style-name="T16"> obj = {};</text:span><text:span text:style-name="T16"><text:line-break/></text:span><text:span text:style-name="T16">Object.</text:span><text:span text:style-name="T9">defineProperty</text:span><text:span text:style-name="T16">(obj, </text:span><text:span text:style-name="T7">"x"</text:span><text:span text:style-name="T16">, {value:</text:span><text:span text:style-name="T8">0</text:span><text:span text:style-name="T16">, writable:</text:span><text:span text:style-name="T6">false</text:span><text:span text:style-name="T16">});</text:span><text:span text:style-name="T16"><text:line-break/></text:span><text:span text:style-name="T16">obj.</text:span><text:span text:style-name="T9">x</text:span><text:span text:style-name="T16"> = </text:span><text:span text:style-name="T8">3.14</text:span><text:span text:style-name="T16">;            // This will cause an error </text:span></text:p>
            <text:p><text:span text:style-name="T53"/></text:p>
            <text:p><text:span text:style-name="T53">Writing to a get-only property is not allowed:</text:span></text:p>
            <text:p><text:span text:style-name="T7">"use strict"</text:span><text:span text:style-name="T16">;</text:span><text:span text:style-name="T16"><text:line-break/></text:span><text:span text:style-name="T6">var</text:span><text:span text:style-name="T16"> obj = {get x() {</text:span><text:span text:style-name="T6">return</text:span><text:span text:style-name="T16"> </text:span><text:span text:style-name="T8">0</text:span><text:span text:style-name="T16">} };</text:span><text:span text:style-name="T16"><text:line-break/></text:span><text:span text:style-name="T16">obj.</text:span><text:span text:style-name="T9">x</text:span><text:span text:style-name="T16"> = </text:span><text:span text:style-name="T8">3.14</text:span><text:span text:style-name="T16">;            // This will cause an error </text:span></text:p>
            <text:p><text:span text:style-name="T53"/></text:p>
            <text:p><text:span text:style-name="T5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Functions</text:p>
          </draw:text-box>
        </draw:frame>
        <draw:frame presentation:style-name="pr11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yntax, Exampl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54">function</text:span><text:span text:style-name="T55"> </text:span><text:span text:style-name="T56">name</text:span><text:span text:style-name="T55">(</text:span><text:span text:style-name="T56">parameter1, parameter2, parameter3</text:span><text:span text:style-name="T55">) {</text:span><text:span text:style-name="T55"><text:line-break/></text:span><text:span text:style-name="T55">    </text:span><text:span text:style-name="T56">code to be executed</text:span><text:span text:style-name="T9"><text:line-break/></text:span><text:span text:style-name="T9">}</text:span></text:p>
            <text:p><text:span text:style-name="T9"/></text:p>
            <text:p><text:span text:style-name="T9"/></text:p>
            <text:p><text:span text:style-name="T6">function</text:span><text:span text:style-name="T16"> myFunction(p1, p2) {</text:span><text:span text:style-name="T16"><text:line-break/></text:span><text:span text:style-name="T16">    </text:span><text:span text:style-name="T6">return</text:span><text:span text:style-name="T16"> p1 * p2;             </text:span><text:span text:style-name="T8"> </text:span><text:span text:style-name="T16">// <text:s/>returns the product of p1 and p2</text:span><text:span text:style-name="T16"><text:line-break/></text:span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Function invoc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nlike C,</text:p>
              </text:list-item>
              <text:list-item>
                <text:p/>
              </text:list-item>
              <text:list-item>
                <text:p>Executes when "something" invokes (calls) the function:</text:p>
              </text:list-item>
              <text:list-item>
                <text:p><text:s text:c="4"/>When an event occurs (when a user clicks a button)</text:p>
              </text:list-item>
              <text:list-item>
                <text:p><text:s text:c="4"/>When it is invoked (called) from JavaScript code</text:p>
              </text:list-item>
              <text:list-item>
                <text:p><text:s text:c="4"/>Automatically (self invoked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Use and non-use of () </text:p>
          </draw:text-box>
        </draw:frame>
        <draw:frame presentation:style-name="pr5" draw:layer="layout" svg:width="12.443cm" svg:height="13cm" svg:x="1cm" svg:y="4.7cm" presentation:class="outline" presentation:user-transformed="true">
          <draw:text-box>
            <text:list text:style-name="L3">
              <text:list-item>
                <text:p>The () Operator Invokes the Function</text:p>
              </text:list-item>
              <text:list-item>
                <text:p/>
              </text:list-item>
              <text:list-item>
                <text:p>Accessing a function without () will return the function definition instead of the function result.</text:p>
              </text:list-item>
              <text:list-item>
                <text:p/>
              </text:list-item>
              <text:list-item>
                <text:p><text:a xlink:href="https://www.w3schools.com/js/tryit.asp?filename=tryjs_farenheit_to_celsius_2" xlink:type="simple">https://www.w3schools.com/js/tryit.asp?filename=tryjs_farenheit_to_celsius_2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&lt;!DOCTYPE html&gt;</text:p>
              </text:list-item>
              <text:list-item>
                <text:p>&lt;html&gt; &lt;body&gt;</text:p>
              </text:list-item>
              <text:list-item>
                <text:p>&lt;h2&gt;JavaScript Functions&lt;/h2&gt;</text:p>
              </text:list-item>
              <text:list-item>
                <text:p>&lt;p id="demo"&gt;&lt;/p&gt; &lt;script&gt;</text:p>
              </text:list-item>
              <text:list-item>
                <text:p>function toCelsius(f) {</text:p>
              </text:list-item>
              <text:list-item>
                <text:p><text:s text:c="4"/>return (5/9) * (f-32);</text:p>
              </text:list-item>
              <text:list-item>
                <text:p>}</text:p>
              </text:list-item>
              <text:list-item>
                <text:p><text:span text:style-name="T50">document.getElementById("demo").innerHTML = toCelsius;</text:span></text:p>
              </text:list-item>
              <text:list-item>
                <text:p>&lt;/script&gt; &lt;/body&gt; /html&gt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Function Expressions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A function expression can be stored in a variable:</text:p>
            <text:p><text:span text:style-name="T18">var</text:span><text:span text:style-name="T21"> x = </text:span><text:span text:style-name="T18">function</text:span><text:span text:style-name="T21"> (a, b) {</text:span><text:span text:style-name="T18">return</text:span><text:span text:style-name="T21"> a * b};</text:span></text:p>
            <text:p>After a function expression has been stored in a variable, the variable can be used as a function:</text:p>
            <text:list text:style-name="L3">
              <text:list-item>
                <text:p><text:span text:style-name="T18">var</text:span><text:span text:style-name="T21"> x = </text:span><text:span text:style-name="T18">function</text:span><text:span text:style-name="T21"> (a, b) {</text:span><text:span text:style-name="T18">return</text:span><text:span text:style-name="T21"> a * b};</text:span><text:span text:style-name="T21"><text:line-break/></text:span><text:span text:style-name="T18">var</text:span><text:span text:style-name="T21"> z = x(</text:span><text:span text:style-name="T22">4</text:span><text:span text:style-name="T21">, </text:span><text:span text:style-name="T22">3</text:span><text:span text:style-name="T21">); </text:span></text:p>
              </text:list-item>
            </text:list>
            <text:p><text:span text:style-name="T19">The function above is actually an </text:span><text:span text:style-name="T38">anonymous function</text:span><text:span text:style-name="T19"> (a function without a name).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19">Functions can also be defined with a built-in JavaScript function constructor called Function(). </text:span></text:p>
            <text:p><text:span text:style-name="T18">var</text:span><text:span text:style-name="T21"> myFunction = </text:span><text:span text:style-name="T18">new</text:span><text:span text:style-name="T21"> Function(</text:span><text:span text:style-name="T20">"a"</text:span><text:span text:style-name="T21">, </text:span><text:span text:style-name="T20">"b"</text:span><text:span text:style-name="T21">, </text:span><text:span text:style-name="T20">"return a * b"</text:span><text:span text:style-name="T21">);</text:span><text:span text:style-name="T21"><text:line-break/></text:span><text:span text:style-name="T18">var</text:span><text:span text:style-name="T21"> x = myFunction(</text:span><text:span text:style-name="T22">4</text:span><text:span text:style-name="T21">, </text:span><text:span text:style-name="T22">3</text:span><text:span text:style-name="T21">); </text:span></text:p>
            <text:p><text:span text:style-name="T10">The example above is the same as writing:</text:span></text:p>
            <text:p><text:span text:style-name="T18">var</text:span><text:span text:style-name="T21"> myFunction = </text:span><text:span text:style-name="T18">function</text:span><text:span text:style-name="T21"> (a, b) {</text:span><text:span text:style-name="T18">return</text:span><text:span text:style-name="T21"> a * b};</text:span><text:span text:style-name="T21"><text:line-break/></text:span><text:span text:style-name="T18">var</text:span><text:span text:style-name="T21"> x = myFunction(</text:span><text:span text:style-name="T22">4</text:span><text:span text:style-name="T21">, </text:span><text:span text:style-name="T22">3</text:span><text:span text:style-name="T21">)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elf Invoking func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self-invoking expression is invoked automatically, without being called.</text:p>
              </text:list-item>
            </text:list>
            <text:p>Function expressions execute automatically if expression is followed by ().</text:p>
            <text:p>Cannot self-invoke a function declaration.</text:p>
            <text:p>Add parentheses around the function to indicate that <text:s/>a function expression:</text:p>
            <text:p><text:span text:style-name="T21">(</text:span><text:span text:style-name="T18">function</text:span><text:span text:style-name="T21"> () {</text:span><text:span text:style-name="T21"><text:line-break/></text:span><text:span text:style-name="T21">    </text:span><text:span text:style-name="T18">var</text:span><text:span text:style-name="T21"> x = </text:span><text:span text:style-name="T20">"Hello!!"</text:span><text:span text:style-name="T21">;      </text:span><text:span text:style-name="T19">// I will invoke myself</text:span><text:span text:style-name="T19"><text:line-break/></text:span><text:span text:style-name="T21">})();</text:span></text:p>
            <text:p><text:span text:style-name="T19">The function above is actually an </text:span><text:span text:style-name="T38">anonymous self-invoking function</text:span><text:span text:style-name="T19"> (function without nam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Functions as value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JavaScript functions can be used as values: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18">function</text:span><text:span text:style-name="T21"> myFunction(a, b) {</text:span><text:span text:style-name="T21"><text:line-break/></text:span><text:span text:style-name="T21">    </text:span><text:span text:style-name="T18">return</text:span><text:span text:style-name="T21"> a * b;</text:span><text:span text:style-name="T21"><text:line-break/></text:span><text:span text:style-name="T21">}</text:span><text:span text:style-name="T21"><text:line-break/></text:span><text:span text:style-name="T21"><text:line-break/></text:span><text:span text:style-name="T18">var</text:span><text:span text:style-name="T21"> x = myFunction(</text:span><text:span text:style-name="T22">4</text:span><text:span text:style-name="T21">, </text:span><text:span text:style-name="T22">3</text:span><text:span text:style-name="T21">); </text:span></text:p>
            <text:p/>
            <text:p/>
          </draw:text-box>
        </draw:frame>
        <draw:frame presentation:style-name="pr5" draw:layer="layout" svg:width="12.443cm" svg:height="13cm" svg:x="14.066cm" svg:y="5.5cm" presentation:class="outline">
          <draw:text-box>
            <text:p>Can be used in expressions:</text:p>
            <text:list text:style-name="L3">
              <text:list-item>
                <text:p><text:span text:style-name="T18">function</text:span><text:span text:style-name="T21"> myFunction(a, b) {</text:span><text:span text:style-name="T21"><text:line-break/></text:span><text:span text:style-name="T21">    </text:span><text:span text:style-name="T18">return</text:span><text:span text:style-name="T21"> a * b;</text:span><text:span text:style-name="T21"><text:line-break/></text:span><text:span text:style-name="T21">}</text:span><text:span text:style-name="T21"><text:line-break/></text:span><text:span text:style-name="T21"><text:line-break/></text:span><text:span text:style-name="T18">var</text:span><text:span text:style-name="T21"> x = myFunction(</text:span><text:span text:style-name="T22">4</text:span><text:span text:style-name="T21">, </text:span><text:span text:style-name="T22">3</text:span><text:span text:style-name="T21">) * </text:span><text:span text:style-name="T22">2</text:span><text:span text:style-name="T21">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Functions as object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The <text:span text:style-name="T57">typeof</text:span> operator in JavaScript returns "function" for functions.</text:p>
              </text:list-item>
            </text:list>
            <text:p>But, JavaScript functions can best be described as objects.</text:p>
            <text:p>JavaScript functions have both <text:span text:style-name="T57">properties</text:span> and <text:span text:style-name="T57">methods</text:span>.</text:p>
            <text:p>The arguments.length property returns the number of arguments received when the function was invoked:</text:p>
            <text:p/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18">function</text:span><text:span text:style-name="T21"> myFunction(a, b) {</text:span><text:span text:style-name="T21"><text:line-break/></text:span><text:span text:style-name="T21">    </text:span><text:span text:style-name="T18">return</text:span><text:span text:style-name="T21"> </text:span><text:span text:style-name="T18">arguments</text:span><text:span text:style-name="T21">.length;</text:span><text:span text:style-name="T21"><text:line-break/></text:span><text:span text:style-name="T21">} </text:span></text:p>
            <text:p><text:span text:style-name="T10">The toString() method returns the function as a string:</text:span></text:p>
            <text:p><text:span text:style-name="T18">function</text:span><text:span text:style-name="T21"> myFunction(a, b) {</text:span><text:span text:style-name="T21"><text:line-break/></text:span><text:span text:style-name="T21">    </text:span><text:span text:style-name="T18">return</text:span><text:span text:style-name="T21"> a * b;</text:span><text:span text:style-name="T21"><text:line-break/></text:span><text:span text:style-name="T21">}</text:span><text:span text:style-name="T21"><text:line-break/></text:span><text:span text:style-name="T21"><text:line-break/></text:span><text:span text:style-name="T18">var</text:span><text:span text:style-name="T21"> txt = myFunction.toString()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Function Parameter Rul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JavaScript function definitions do not specify data types for parameters.</text:p>
              </text:list-item>
              <text:list-item>
                <text:p>JavaScript functions do not perform type checking on the passed arguments.</text:p>
              </text:list-item>
              <text:list-item>
                <text:p>JavaScript functions do not check the number of arguments received</text:p>
              </text:list-item>
              <text:list-item>
                <text:p>If a function is called with missing arguments (less than declared), the missing values are set to: undef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rguments object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JavaScript functions have a built-in object called the arguments object.</text:p>
              </text:list-item>
            </text:list>
            <text:p>The argument object contains an array of the arguments used when the function was called (invoked).</text:p>
            <text:p>This way you can simply use a function to find (for instance) the highest value in a list of numbers:</text:p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<text:span text:style-name="T58">x = findMax(</text:span><text:span text:style-name="T59">1</text:span><text:span text:style-name="T58">, </text:span><text:span text:style-name="T59">123</text:span><text:span text:style-name="T58">, </text:span><text:span text:style-name="T59">500</text:span><text:span text:style-name="T58">, </text:span><text:span text:style-name="T59">115</text:span><text:span text:style-name="T58">, </text:span><text:span text:style-name="T59">44</text:span><text:span text:style-name="T58">, </text:span><text:span text:style-name="T59">88</text:span><text:span text:style-name="T58">);</text:span><text:span text:style-name="T58"><text:line-break/></text:span><text:span text:style-name="T58"><text:line-break/></text:span><text:span text:style-name="T60">function</text:span><text:span text:style-name="T58"> findMax() {</text:span><text:span text:style-name="T58"><text:line-break/></text:span><text:span text:style-name="T58">    </text:span><text:span text:style-name="T60">var</text:span><text:span text:style-name="T58"> i;</text:span><text:span text:style-name="T58"><text:line-break/></text:span><text:span text:style-name="T58">    </text:span><text:span text:style-name="T60">var</text:span><text:span text:style-name="T58"> max = -</text:span><text:span text:style-name="T59">Infinity</text:span><text:span text:style-name="T58">;</text:span><text:span text:style-name="T58"><text:line-break/></text:span><text:span text:style-name="T58">    </text:span><text:span text:style-name="T60">for</text:span><text:span text:style-name="T58"> (i = </text:span><text:span text:style-name="T59">0</text:span><text:span text:style-name="T58">; i &lt; </text:span><text:span text:style-name="T60">arguments</text:span><text:span text:style-name="T58">.length; i++) {</text:span><text:span text:style-name="T58"><text:line-break/></text:span><text:span text:style-name="T58">        </text:span><text:span text:style-name="T60">if</text:span><text:span text:style-name="T58"> (</text:span><text:span text:style-name="T60">arguments</text:span><text:span text:style-name="T58">[i] &gt; max) {</text:span><text:span text:style-name="T58"><text:line-break/></text:span><text:span text:style-name="T58">            max = </text:span><text:span text:style-name="T60">arguments</text:span><text:span text:style-name="T58">[i];</text:span><text:span text:style-name="T58"><text:line-break/></text:span><text:span text:style-name="T58">        }</text:span><text:span text:style-name="T58"><text:line-break/></text:span><text:span text:style-name="T58">    }</text:span><text:span text:style-name="T58"><text:line-break/></text:span><text:span text:style-name="T58">    </text:span><text:span text:style-name="T60">return</text:span><text:span text:style-name="T58"> max;</text:span><text:span text:style-name="T58"><text:line-break/></text:span><text:span text:style-name="T5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Parameter passing mechanis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Arguments are Passed by Value</text:p>
                    <text:list>
                      <text:list-item>
                        <text:p>If a function changes an argument's value, it does not change the parameter's original value.</text:p>
                      </text:list-item>
                    </text:list>
                  </text:list-item>
                  <text:list-item>
                    <text:p>Objects are Passed by Reference</text:p>
                    <text:list>
                      <text:list-item>
                        <text:p>If a function changes an object property, it changes the original valu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Nested Func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ll functions have access to the global scope.   </text:p>
              </text:list-item>
            </text:list>
            <text:p>All functions have access to the scope "above" them.</text:p>
            <text:p>Nested functions have access to the scope "above" them. </text:p>
            <text:p>Here the inner function <text:span text:style-name="T57">plus()</text:span> has access to the <text:span text:style-name="T57">counter</text:span> variable in the parent function:</text:p>
            <text:p><text:span text:style-name="T18">function</text:span><text:span text:style-name="T21"> add() {</text:span><text:span text:style-name="T21"><text:line-break/></text:span><text:span text:style-name="T21">    </text:span><text:span text:style-name="T18">var</text:span><text:span text:style-name="T21"> counter = </text:span><text:span text:style-name="T22">0</text:span><text:span text:style-name="T21">;</text:span><text:span text:style-name="T21"><text:line-break/></text:span><text:span text:style-name="T21">    </text:span><text:span text:style-name="T18">function</text:span><text:span text:style-name="T21"> plus() {counter += </text:span><text:span text:style-name="T22">1</text:span><text:span text:style-name="T21">;}</text:span><text:span text:style-name="T21"><text:line-break/></text:span><text:span text:style-name="T21">    plus();   </text:span><text:span text:style-name="T22"> </text:span><text:span text:style-name="T21"><text:line-break/></text:span><text:span text:style-name="T21">    </text:span><text:span text:style-name="T18">return</text:span><text:span text:style-name="T21"> counter; 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losures: Self invocation + nested function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8">var</text:span><text:span text:style-name="T21"> add = (</text:span><text:span text:style-name="T18">function</text:span><text:span text:style-name="T21"> () {</text:span><text:span text:style-name="T21"><text:line-break/></text:span><text:span text:style-name="T21">    </text:span><text:span text:style-name="T18">var</text:span><text:span text:style-name="T21"> counter = </text:span><text:span text:style-name="T22">0</text:span><text:span text:style-name="T21">;</text:span><text:span text:style-name="T21"><text:line-break/></text:span><text:span text:style-name="T21">    </text:span><text:span text:style-name="T18">return</text:span><text:span text:style-name="T21"> </text:span><text:span text:style-name="T18">function</text:span><text:span text:style-name="T21"> () {</text:span><text:span text:style-name="T18">return</text:span><text:span text:style-name="T21"> counter += </text:span><text:span text:style-name="T22">1</text:span><text:span text:style-name="T21">;}</text:span><text:span text:style-name="T21"><text:line-break/></text:span><text:span text:style-name="T21">})();</text:span><text:span text:style-name="T21"><text:line-break/></text:span><text:span text:style-name="T21"><text:line-break/></text:span><text:span text:style-name="T21">add();</text:span><text:span text:style-name="T21"><text:line-break/></text:span><text:span text:style-name="T21">add();</text:span><text:span text:style-name="T21"><text:line-break/></text:span><text:span text:style-name="T21">add();</text:span><text:span text:style-name="T21"><text:line-break/></text:span><text:span text:style-name="T21"><text:line-break/></text:span><text:span text:style-name="T19">// the counter is now 3 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The variable add is assigned the return value of a self-invoking function.</text:p>
              </text:list-item>
              <text:list-item>
                <text:p>The self-invoking function only runs once. It sets the counter to zero (0), and returns a function expression.</text:p>
              </text:list-item>
              <text:list-item>
                <text:p>This way add becomes a function. The "wonderful" part is that it can access the counter in the parent scope.</text:p>
              </text:list-item>
              <text:list-item>
                <text:p>This is called a JavaScript closure. It makes it possible for a function to have "private"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More on objects</text:p>
          </draw:text-box>
        </draw:frame>
        <draw:frame presentation:style-name="pr11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bjec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6">JavaScript objects are containers for named values.</text:span></text:p>
            <text:p><text:span text:style-name="T6">var</text:span><text:span text:style-name="T16"> car = {type:</text:span><text:span text:style-name="T7">"Fiat"</text:span><text:span text:style-name="T16">, model:</text:span><text:span text:style-name="T7">"500"</text:span><text:span text:style-name="T16">, color:</text:span><text:span text:style-name="T7">"white"</text:span><text:span text:style-name="T16">};</text:span><text:span text:style-name="T8"> </text:span></text:p>
            <text:p><text:span text:style-name="T6">var</text:span><text:span text:style-name="T16"> person = {firstName:</text:span><text:span text:style-name="T7">"John"</text:span><text:span text:style-name="T16">, lastName:</text:span><text:span text:style-name="T7">"Doe"</text:span><text:span text:style-name="T16">, age:</text:span><text:span text:style-name="T8">50</text:span><text:span text:style-name="T16">, eyeColor:</text:span><text:span text:style-name="T7">"blue"</text:span><text:span text:style-name="T16">};</text:span><text:span text:style-name="T16"><text:line-break/></text:span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8"/></text:p>
          </draw:text-box>
        </draw:frame>
        <draw:frame draw:style-name="standard" draw:layer="layout" svg:width="22.047cm" svg:height="6.502cm" svg:x="3.626cm" svg:y="11.892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6">
              <table:table-cell table:style-name="ce6">
                <text:p><text:span text:style-name="T28">Property</text:span></text:p>
              </table:table-cell>
              <table:table-cell table:style-name="ce7">
                <text:p><text:span text:style-name="T61">Property Value</text:span></text:p>
              </table:table-cell>
            </table:table-row>
            <table:table-row table:style-name="ro17" table:default-cell-style-name="gray2">
              <table:table-cell>
                <text:p><text:span text:style-name="T24">firstName</text:span></text:p>
              </table:table-cell>
              <table:table-cell>
                <text:p><text:span text:style-name="T24">John</text:span></text:p>
              </table:table-cell>
            </table:table-row>
            <table:table-row table:style-name="ro17" table:default-cell-style-name="gray1">
              <table:table-cell>
                <text:p><text:span text:style-name="T24">lastName</text:span></text:p>
              </table:table-cell>
              <table:table-cell>
                <text:p><text:span text:style-name="T24">Doe</text:span></text:p>
              </table:table-cell>
            </table:table-row>
            <table:table-row table:style-name="ro17" table:default-cell-style-name="gray2">
              <table:table-cell>
                <text:p><text:span text:style-name="T24">age</text:span></text:p>
              </table:table-cell>
              <table:table-cell>
                <text:p><text:span text:style-name="T24">50</text:span></text:p>
              </table:table-cell>
            </table:table-row>
            <table:table-row table:style-name="ro17" table:default-cell-style-name="gray1">
              <table:table-cell>
                <text:p><text:span text:style-name="T24">eyeColor</text:span></text:p>
              </table:table-cell>
              <table:table-cell>
                <text:p><text:span text:style-name="T24">blu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bject Metho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9">Methods are </text:span><text:span text:style-name="T38">actions</text:span><text:span text:style-name="T19"> that can be performed on objects.</text:span></text:p>
            <text:p>Methods are stored in properties as <text:span text:style-name="T57">function definitions</text:span>.</text:p>
            <text:p/>
          </draw:text-box>
        </draw:frame>
        <draw:frame draw:style-name="standard" draw:layer="layout" svg:width="22.793cm" svg:height="9.38cm" svg:x="2.586cm" svg:y="8.847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8" table:default-cell-style-name="ce7">
              <table:table-cell>
                <text:p><text:span text:style-name="T57">Property</text:span></text:p>
              </table:table-cell>
              <table:table-cell>
                <text:p><text:span text:style-name="T57">Property Value</text:span></text:p>
              </table:table-cell>
            </table:table-row>
            <table:table-row table:style-name="ro19" table:default-cell-style-name="gray2">
              <table:table-cell>
                <text:p>firstName</text:p>
              </table:table-cell>
              <table:table-cell>
                <text:p>John</text:p>
              </table:table-cell>
            </table:table-row>
            <table:table-row table:style-name="ro19" table:default-cell-style-name="gray1">
              <table:table-cell>
                <text:p>lastName</text:p>
              </table:table-cell>
              <table:table-cell>
                <text:p>Doe</text:p>
              </table:table-cell>
            </table:table-row>
            <table:table-row table:style-name="ro19" table:default-cell-style-name="gray2">
              <table:table-cell>
                <text:p>age</text:p>
              </table:table-cell>
              <table:table-cell>
                <text:p>50</text:p>
              </table:table-cell>
            </table:table-row>
            <table:table-row table:style-name="ro19" table:default-cell-style-name="gray1">
              <table:table-cell>
                <text:p>eyeColor</text:p>
              </table:table-cell>
              <table:table-cell>
                <text:p>blue</text:p>
              </table:table-cell>
            </table:table-row>
            <table:table-row table:style-name="ro20" table:default-cell-style-name="gray2">
              <table:table-cell>
                <text:p>fullName</text:p>
              </table:table-cell>
              <table:table-cell>
                <text:p>function() {return this.firstName + " " + this.lastName;}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ccessing Object properti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bjectName.propertyName</text:p>
              </text:list-item>
              <text:list-item>
                <text:p/>
              </text:list-item>
              <text:list-item>
                <text:p>objectName["propertyName"]</text:p>
              </text:list-item>
              <text:list-item>
                <text:p/>
              </text:list-item>
              <text:list-item>
                <text:p/>
              </text:list-item>
              <text:list-item>
                <text:p>objectName.methodName()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aution: ‘new’ creates an object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var</text:span><text:span text:style-name="T16"> x = </text:span><text:span text:style-name="T6">new</text:span><text:span text:style-name="T16"> String();        // Declares x as a String object</text:span><text:span text:style-name="T16"><text:line-break/></text:span><text:span text:style-name="T6">var</text:span><text:span text:style-name="T16"> y = </text:span><text:span text:style-name="T6">new</text:span><text:span text:style-name="T16"> Number();        // Declares y as a Number object</text:span><text:span text:style-name="T16"><text:line-break/></text:span><text:span text:style-name="T6">var</text:span><text:span text:style-name="T16"> z = </text:span><text:span text:style-name="T6">new</text:span><text:span text:style-name="T16"> Boolean();       // Declares z as a Boolean objec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bjects: Similar 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bjects written as name value pairs are similar to:</text:p>
              </text:list-item>
              <text:list-item>
                <text:p/>
              </text:list-item>
              <text:list-item>
                <text:p><text:s text:c="4"/>Associative arrays in PHP</text:p>
              </text:list-item>
              <text:list-item>
                <text:p><text:s text:c="4"/>Dictionaries in Python</text:p>
              </text:list-item>
              <text:list-item>
                <text:p><text:s text:c="4"/>Hash tables in C</text:p>
              </text:list-item>
              <text:list-item>
                <text:p><text:s text:c="4"/>Hash maps in Java</text:p>
              </text:list-item>
              <text:list-item>
                <text:p><text:s text:c="4"/>Hashes in Ruby and Per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3T3" presentation:use-footer-name="ftr1" presentation:use-date-time-name="dtd1">
        <draw:frame presentation:style-name="pr5" draw:layer="layout" svg:width="12.443cm" svg:height="13cm" svg:x="1cm" svg:y="5.5cm" presentation:class="outline" presentation:user-transformed="true">
          <draw:text-box>
            <text:p>Objects are mutable: They are addressed by reference, not by value.</text:p>
            <text:p>If person is an object, the following statement will not create a copy of person:</text:p>
            <text:p><text:span text:style-name="T18">var</text:span><text:span text:style-name="T21"> x = person;  </text:span><text:span text:style-name="T19">// This will not create a copy of person. </text:span></text:p>
            <text:p>The object x is <text:span text:style-name="T57">not a copy</text:span> of person. It <text:span text:style-name="T57">is</text:span> person. Both x and person are the same object.</text:p>
          </draw:text-box>
        </draw:frame>
        <draw:frame presentation:style-name="pr4" draw:layer="layout" svg:width="26cm" svg:height="2.5cm" svg:x="1cm" svg:y="1cm" presentation:class="title">
          <draw:text-box>
            <text:p>Mutable Objects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>Any changes to x will also change person, because x and person are the same object. </text:p>
            <text:list text:style-name="L3">
              <text:list-item>
                <text:p><text:span text:style-name="T10">Example</text:span></text:p>
              </text:list-item>
            </text:list>
            <text:p><text:span text:style-name="T18">var</text:span><text:span text:style-name="T21"> person = {firstName:</text:span><text:span text:style-name="T20">"John"</text:span><text:span text:style-name="T21">, lastName:</text:span><text:span text:style-name="T20">"Doe"</text:span><text:span text:style-name="T21">, age:</text:span><text:span text:style-name="T22">50</text:span><text:span text:style-name="T21">, eyeColor:</text:span><text:span text:style-name="T20">"blue"</text:span><text:span text:style-name="T21">}</text:span><text:span text:style-name="T21"><text:line-break/></text:span><text:span text:style-name="T21"><text:line-break/></text:span><text:span text:style-name="T18">var</text:span><text:span text:style-name="T21"> x = person;</text:span><text:span text:style-name="T21"><text:line-break/></text:span><text:span text:style-name="T21">x.age = </text:span><text:span text:style-name="T22">10</text:span><text:span text:style-name="T21">;           </text:span><text:span text:style-name="T19">// This will change both x.age and person.ag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Objects: with loops</text:p>
          </draw:text-box>
        </draw:frame>
        <draw:frame presentation:style-name="pr5" draw:layer="layout" svg:width="25.5cm" svg:height="13cm" svg:x="1cm" svg:y="5.5cm" presentation:class="outline">
          <draw:text-box>
            <text:p>Looping through the properties of an object:</text:p>
            <text:list text:style-name="L3">
              <text:list-item>
                <text:list>
                  <text:list-item>
                    <text:list>
                      <text:list-item>
                        <text:p>Example</text:p>
                      </text:list-item>
                    </text:list>
                  </text:list-item>
                </text:list>
              </text:list-item>
            </text:list>
            <text:p><text:span text:style-name="T18">var</text:span><text:span text:style-name="T21"> person = {fname:</text:span><text:span text:style-name="T20">"John"</text:span><text:span text:style-name="T21">, lname:</text:span><text:span text:style-name="T20">"Doe"</text:span><text:span text:style-name="T21">, age:</text:span><text:span text:style-name="T22">25</text:span><text:span text:style-name="T21">}; </text:span><text:span text:style-name="T21"><text:line-break/></text:span><text:span text:style-name="T21"><text:line-break/></text:span><text:span text:style-name="T18">for</text:span><text:span text:style-name="T21"> (x </text:span><text:span text:style-name="T18">in</text:span><text:span text:style-name="T21"> person) {</text:span><text:span text:style-name="T21"><text:line-break/></text:span><text:span text:style-name="T21">    txt += person[x];</text:span><text:span text:style-name="T21"><text:line-break/></text:span><text:span text:style-name="T21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bjects: Adding New Properti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You can add new properties to an existing object by simply giving it a value. </text:p>
              </text:list-item>
            </text:list>
            <text:p>Assume that the person object already exists - you can then give it new properties:</text:p>
            <text:list text:continue-numbering="true" text:style-name="L3">
              <text:list-item>
                <text:p><text:span text:style-name="T10">Example</text:span></text:p>
              </text:list-item>
            </text:list>
            <text:p><text:span text:style-name="T21">person.nationality = </text:span><text:span text:style-name="T20">"English"</text:span><text:span text:style-name="T21">; </text:span></text:p>
            <text:p><text:span text:style-name="T19"/></text:p>
            <text:p><text:span text:style-name="T19">The </text:span><text:span text:style-name="T38">delete</text:span><text:span text:style-name="T19"> keyword deletes a property from an object:</text:span></text:p>
            <text:list text:continue-numbering="true" text:style-name="L3">
              <text:list-item>
                <text:p><text:span text:style-name="T10">Example</text:span></text:p>
              </text:list-item>
            </text:list>
            <text:p><text:span text:style-name="T18">var</text:span><text:span text:style-name="T21"> person = {firstName:</text:span><text:span text:style-name="T20">"John"</text:span><text:span text:style-name="T21">, lastName:</text:span><text:span text:style-name="T20">"Doe"</text:span><text:span text:style-name="T21">, age:</text:span><text:span text:style-name="T22">50</text:span><text:span text:style-name="T21">, eyeColor:</text:span><text:span text:style-name="T20">"blue"</text:span><text:span text:style-name="T21">};</text:span><text:span text:style-name="T21"><text:line-break/></text:span><text:span text:style-name="T18">delete</text:span><text:span text:style-name="T21"> person.age;   </text:span><text:span text:style-name="T19">// or delete person["age"]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bjects: Method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<text:span text:style-name="T10">Accessing Object Methods</text:span></text:p>
              </text:list-item>
            </text:list>
            <text:p><text:span text:style-name="T62">objectName.methodName()</text:span></text:p>
            <text:p><text:span text:style-name="T21">name = person.fullName();</text:span></text:p>
            <text:p/>
            <text:p><text:span text:style-name="T10">Without ()</text:span></text:p>
            <text:p><text:span text:style-name="T19">If you access the fullName </text:span><text:span text:style-name="T38">property</text:span><text:span text:style-name="T19">, without (), it will return the </text:span><text:span text:style-name="T38">function definition</text:span><text:span text:style-name="T19">:</text:span></text:p>
            <text:p>name = person.fullName;</text:p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<text:span text:style-name="T10">Using Built-In Methods</text:span></text:p>
              </text:list-item>
            </text:list>
            <text:p>var message = "Hello world!";<text:line-break/>var x = message.toUpperCase();</text:p>
            <text:p><text:span text:style-name="T10">Adding a Method to an Object</text:span></text:p>
            <text:p><text:span text:style-name="T10">Example</text:span></text:p>
            <text:p><text:span text:style-name="T21">person.name = </text:span><text:span text:style-name="T18">function</text:span><text:span text:style-name="T21"> () {</text:span><text:span text:style-name="T21"><text:line-break/></text:span><text:span text:style-name="T21">    </text:span><text:span text:style-name="T18">return</text:span><text:span text:style-name="T21"> </text:span><text:span text:style-name="T18">this</text:span><text:span text:style-name="T21">.firstName + </text:span><text:span text:style-name="T20">" "</text:span><text:span text:style-name="T21"> + </text:span><text:span text:style-name="T18">this</text:span><text:span text:style-name="T21">.lastName;</text:span><text:span text:style-name="T21"><text:line-break/></text:span><text:span text:style-name="T2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bject Constructors</text:p>
          </draw:text-box>
        </draw:frame>
        <draw:frame presentation:style-name="pr5" draw:layer="layout" svg:width="12.443cm" svg:height="13cm" svg:x="1cm" svg:y="5.5cm" presentation:class="outline">
          <draw:text-box>
            <text:p>Sometimes we need a "<text:span text:style-name="T57">blueprint</text:span>" for creating many objects of the same "type".</text:p>
            <text:p>The way to create an "object type", is to use an <text:span text:style-name="T57">object constructor function</text:span>.</text:p>
            <text:p>In the example here, <text:span text:style-name="T57">function Person()</text:span> is an object constructor function.</text:p>
            <text:p>Objects of the same type are created by calling the constructor function with the <text:span text:style-name="T57">new</text:span> keyword:</text:p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Example</text:p>
              </text:list-item>
            </text:list>
            <text:p><text:span text:style-name="T18">function</text:span><text:span text:style-name="T21"> Person(first, last, age, eye) {</text:span><text:span text:style-name="T21"><text:line-break/></text:span><text:span text:style-name="T21">    </text:span><text:span text:style-name="T18">this</text:span><text:span text:style-name="T21">.firstName = first;</text:span><text:span text:style-name="T21"><text:line-break/></text:span><text:span text:style-name="T21">    </text:span><text:span text:style-name="T18">this</text:span><text:span text:style-name="T21">.lastName = last;</text:span><text:span text:style-name="T21"><text:line-break/></text:span><text:span text:style-name="T21">    </text:span><text:span text:style-name="T18">this</text:span><text:span text:style-name="T21">.age = age;</text:span><text:span text:style-name="T21"><text:line-break/></text:span><text:span text:style-name="T21">    </text:span><text:span text:style-name="T18">this</text:span><text:span text:style-name="T21">.eyeColor = eye;</text:span><text:span text:style-name="T21"><text:line-break/></text:span><text:span text:style-name="T21">}</text:span></text:p>
            <text:p><text:span text:style-name="T18">var</text:span><text:span text:style-name="T21"> myFather = </text:span><text:span text:style-name="T18">new</text:span><text:span text:style-name="T21"> Person(</text:span><text:span text:style-name="T20">"John"</text:span><text:span text:style-name="T21">, </text:span><text:span text:style-name="T20">"Doe"</text:span><text:span text:style-name="T21">, </text:span><text:span text:style-name="T22">50</text:span><text:span text:style-name="T21">, </text:span><text:span text:style-name="T20">"blue"</text:span><text:span text:style-name="T21">);</text:span><text:span text:style-name="T21"><text:line-break/></text:span><text:span text:style-name="T18">var</text:span><text:span text:style-name="T21"> myMother = </text:span><text:span text:style-name="T18">new</text:span><text:span text:style-name="T21"> Person(</text:span><text:span text:style-name="T20">"Sally"</text:span><text:span text:style-name="T21">, </text:span><text:span text:style-name="T20">"Rally"</text:span><text:span text:style-name="T21">, </text:span><text:span text:style-name="T22">48</text:span><text:span text:style-name="T21">, </text:span><text:span text:style-name="T20">"green"</text:span><text:span text:style-name="T2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dding new properties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Adding a new property to an existing object is easy: </text:p>
            <text:list text:style-name="L3">
              <text:list-item>
                <text:p><text:span text:style-name="T10"/></text:p>
              </text:list-item>
            </text:list>
            <text:p><text:span text:style-name="T21">myFather.nationality = </text:span><text:span text:style-name="T20">"English"</text:span><text:span text:style-name="T21">;</text:span>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>To add a new property to a constructor, you must add it to the constructor function:</text:p>
            <text:list text:style-name="L3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18">function</text:span><text:span text:style-name="T21"> Person(first, last, age, eyecolor) {</text:span><text:span text:style-name="T21"><text:line-break/></text:span><text:span text:style-name="T21">    </text:span><text:span text:style-name="T18">this</text:span><text:span text:style-name="T21">.firstName = first;</text:span><text:span text:style-name="T21"><text:line-break/></text:span><text:span text:style-name="T21">    </text:span><text:span text:style-name="T18">this</text:span><text:span text:style-name="T21">.lastName = last;</text:span><text:span text:style-name="T21"><text:line-break/></text:span><text:span text:style-name="T21">    </text:span><text:span text:style-name="T18">this</text:span><text:span text:style-name="T21">.age = age;</text:span><text:span text:style-name="T21"><text:line-break/></text:span><text:span text:style-name="T21">    </text:span><text:span text:style-name="T18">this</text:span><text:span text:style-name="T21">.eyeColor = eyecolor;</text:span><text:span text:style-name="T21"><text:line-break/></text:span><text:span text:style-name="T21">    </text:span><text:span text:style-name="T18">this</text:span><text:span text:style-name="T21">.nationality = </text:span><text:span text:style-name="T20">"English"</text:span><text:span text:style-name="T21">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dding new methods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Adding a new method to an existing object is easy: </text:p>
            <text:list text:style-name="L3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21">myFather.name = </text:span><text:span text:style-name="T18">function</text:span><text:span text:style-name="T21"> () {</text:span><text:span text:style-name="T21"><text:line-break/></text:span><text:span text:style-name="T21">    </text:span><text:span text:style-name="T18">return</text:span><text:span text:style-name="T21"> </text:span><text:span text:style-name="T18">this</text:span><text:span text:style-name="T21">.firstName + </text:span><text:span text:style-name="T20">" "</text:span><text:span text:style-name="T21"> + </text:span><text:span text:style-name="T18">this</text:span><text:span text:style-name="T21">.lastName;</text:span><text:span text:style-name="T21"><text:line-break/></text:span><text:span text:style-name="T21">};</text:span>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>Adding methods to an object constructor </text:p>
            <text:list text:style-name="L3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18">function</text:span><text:span text:style-name="T21"> Person(firstName, lastName, age, eyeColor) {</text:span><text:span text:style-name="T21"><text:line-break/></text:span><text:span text:style-name="T21">    </text:span><text:span text:style-name="T18">this</text:span><text:span text:style-name="T21">.firstName = firstName;  </text:span><text:span text:style-name="T21"><text:line-break/></text:span><text:span text:style-name="T21">    </text:span><text:span text:style-name="T18">this</text:span><text:span text:style-name="T21">.lastName = lastName;</text:span><text:span text:style-name="T21"><text:line-break/></text:span><text:span text:style-name="T21">    </text:span><text:span text:style-name="T18">this</text:span><text:span text:style-name="T21">.age = age;</text:span><text:span text:style-name="T21"><text:line-break/></text:span><text:span text:style-name="T21">    </text:span><text:span text:style-name="T18">this</text:span><text:span text:style-name="T21">.eyeColor = eyeColor;</text:span><text:span text:style-name="T21"><text:line-break/></text:span><text:span text:style-name="T21">    </text:span><text:span text:style-name="T18">this</text:span><text:span text:style-name="T21">.changeName = </text:span><text:span text:style-name="T18">function</text:span><text:span text:style-name="T21"> (name) {</text:span><text:span text:style-name="T21"><text:line-break/></text:span><text:span text:style-name="T21">        </text:span><text:span text:style-name="T18">this</text:span><text:span text:style-name="T21">.lastName = name;</text:span><text:span text:style-name="T21"><text:line-break/></text:span><text:span text:style-name="T21">   </text:span><text:span text:style-name="T22"> </text:span><text:span text:style-name="T21">};</text:span><text:span text:style-name="T21"><text:line-break/></text:span><text:span text:style-name="T21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he ‘prototype’ property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<text:span text:style-name="T19">The JavaScript prototype property allows you to add new properties to object constructors:</text:span></text:p>
            <text:list text:style-name="L3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18">function</text:span><text:span text:style-name="T21"> Person(first, last, age, eyecolor) {</text:span><text:span text:style-name="T21"><text:line-break/></text:span><text:span text:style-name="T21">    </text:span><text:span text:style-name="T18">this</text:span><text:span text:style-name="T21">.firstName = first;</text:span><text:span text:style-name="T21"><text:line-break/></text:span><text:span text:style-name="T21">    </text:span><text:span text:style-name="T18">this</text:span><text:span text:style-name="T21">.lastName = last;</text:span><text:span text:style-name="T21"><text:line-break/></text:span><text:span text:style-name="T21">    </text:span><text:span text:style-name="T18">this</text:span><text:span text:style-name="T21">.age = age;</text:span><text:span text:style-name="T21"><text:line-break/></text:span><text:span text:style-name="T21">    </text:span><text:span text:style-name="T18">this</text:span><text:span text:style-name="T21">.eyeColor = eyecolor;</text:span><text:span text:style-name="T21"><text:line-break/></text:span><text:span text:style-name="T21">}</text:span><text:span text:style-name="T21"><text:line-break/></text:span><text:span text:style-name="T21">Person.prototype.nationality = </text:span><text:span text:style-name="T20">"English"</text:span><text:span text:style-name="T21">;</text:span>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><text:span text:style-name="T63">The JavaScript prototype property also allows you to add new methods objects constructors:</text:span></text:p>
            <text:list text:style-name="L3">
              <text:list-item>
                <text:list>
                  <text:list-item>
                    <text:list>
                      <text:list-header>
                        <text:p><text:span text:style-name="T64"/></text:p>
                      </text:list-header>
                    </text:list>
                  </text:list-item>
                </text:list>
              </text:list-item>
            </text:list>
            <text:p><text:span text:style-name="T18">function</text:span><text:span text:style-name="T21"> Person(first, last, age, eyecolor) {</text:span><text:span text:style-name="T21"><text:line-break/></text:span><text:span text:style-name="T21">    </text:span><text:span text:style-name="T18">this</text:span><text:span text:style-name="T21">.firstName = first;</text:span><text:span text:style-name="T21"><text:line-break/></text:span><text:span text:style-name="T21">    </text:span><text:span text:style-name="T18">this</text:span><text:span text:style-name="T21">.lastName = last;</text:span><text:span text:style-name="T21"><text:line-break/></text:span><text:span text:style-name="T21">    </text:span><text:span text:style-name="T18">this</text:span><text:span text:style-name="T21">.age = age;</text:span><text:span text:style-name="T21"><text:line-break/></text:span><text:span text:style-name="T21">    </text:span><text:span text:style-name="T18">this</text:span><text:span text:style-name="T21">.eyeColor = eyecolor;</text:span><text:span text:style-name="T21"><text:line-break/></text:span><text:span text:style-name="T21">}</text:span><text:span text:style-name="T21"><text:line-break/></text:span><text:span text:style-name="T21">Person.prototype.name = </text:span><text:span text:style-name="T18">function</text:span><text:span text:style-name="T21">() {</text:span><text:span text:style-name="T21"><text:line-break/></text:span><text:span text:style-name="T21">    </text:span><text:span text:style-name="T18">return</text:span><text:span text:style-name="T21"> </text:span><text:span text:style-name="T18">this</text:span><text:span text:style-name="T21">.firstName + </text:span><text:span text:style-name="T20">" "</text:span><text:span text:style-name="T21"> + </text:span><text:span text:style-name="T18">this</text:span><text:span text:style-name="T21">.lastName;</text:span><text:span text:style-name="T21"><text:line-break/></text:span><text:span text:style-name="T2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‘this’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In JavaScript, the thing called this, is the object that "owns" the current code.</text:p>
              </text:list-item>
              <text:list-item>
                <text:p>The value of this, when used in a function, is the object that "owns" the function. 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When a function is called without an owner object, the value of this becomes the global object.</text:p>
                <text:list>
                  <text:list-item>
                    <text:p>This example returns the window object as the value of this:</text:p>
                  </text:list-item>
                  <text:list-item>
                    <text:p>var x = myFunction(); <text:s text:c="11"/>// x will be the window object</text:p>
                  </text:list-item>
                  <text:list-item>
                    <text:p>function myFunction() {</text:p>
                  </text:list-item>
                  <text:list-item>
                    <text:p><text:s text:c="3"/>return this;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‘this’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<text:span text:style-name="T18">var</text:span><text:span text:style-name="T21"> myObject = {</text:span><text:span text:style-name="T21"><text:line-break/></text:span><text:span text:style-name="T21">    firstName:</text:span><text:span text:style-name="T20">"John"</text:span><text:span text:style-name="T21">,</text:span><text:span text:style-name="T21"><text:line-break/></text:span><text:span text:style-name="T21">    lastName: </text:span><text:span text:style-name="T20">"Doe"</text:span><text:span text:style-name="T21">,</text:span><text:span text:style-name="T21"><text:line-break/></text:span><text:span text:style-name="T21">    fullName: </text:span><text:span text:style-name="T18">function</text:span><text:span text:style-name="T21"> () {</text:span><text:span text:style-name="T21"><text:line-break/></text:span><text:span text:style-name="T21">        </text:span><text:span text:style-name="T18">return</text:span><text:span text:style-name="T21"> </text:span><text:span text:style-name="T18">this</text:span><text:span text:style-name="T21">.firstName + </text:span><text:span text:style-name="T20">" "</text:span><text:span text:style-name="T21"> + </text:span><text:span text:style-name="T18">this</text:span><text:span text:style-name="T21">.lastName;</text:span><text:span text:style-name="T21"><text:line-break/></text:span><text:span text:style-name="T21">    }</text:span><text:span text:style-name="T21"><text:line-break/></text:span><text:span text:style-name="T21">}</text:span><text:span text:style-name="T21"><text:line-break/></text:span><text:span text:style-name="T21">myObject.fullName();         </text:span><text:span text:style-name="T19">// Will return "John Doe" 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The thing called <text:span text:style-name="T57">this</text:span>, is the object that "owns" the JavaScript code. In this case the value of <text:span text:style-name="T57">this</text:span> is <text:span text:style-name="T57">myObject</text:span>. 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‘this’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<text:span text:style-name="T18">var</text:span><text:span text:style-name="T21"> myObject = {</text:span><text:span text:style-name="T21"><text:line-break/></text:span><text:span text:style-name="T21">    firstName:</text:span><text:span text:style-name="T20">"John"</text:span><text:span text:style-name="T21">,</text:span><text:span text:style-name="T21"><text:line-break/></text:span><text:span text:style-name="T21">    lastName: </text:span><text:span text:style-name="T20">"Doe"</text:span><text:span text:style-name="T21">,</text:span><text:span text:style-name="T21"><text:line-break/></text:span><text:span text:style-name="T21">    fullName: </text:span><text:span text:style-name="T18">function</text:span><text:span text:style-name="T21"> () {</text:span><text:span text:style-name="T21"><text:line-break/></text:span><text:span text:style-name="T21">        </text:span><text:span text:style-name="T18">return</text:span><text:span text:style-name="T21"> </text:span><text:span text:style-name="T18">this</text:span><text:span text:style-name="T21">;</text:span><text:span text:style-name="T21"><text:line-break/></text:span><text:span text:style-name="T21">    }</text:span><text:span text:style-name="T21"><text:line-break/></text:span><text:span text:style-name="T21">}</text:span><text:span text:style-name="T21"><text:line-break/></text:span><text:span text:style-name="T21">myObject.fullName();          </text:span><text:span text:style-name="T19">// Will return [object Object] (the owner object) 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Here ‘this’ is the object ‘myObject’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Functions are Object Methods</text:p>
              </text:list-header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ll JavaScript functions are object methods.</text:p>
              </text:list-item>
              <text:list-item>
                <text:p/>
              </text:list-item>
              <text:list-item>
                <text:p>If a function is not a method of a JavaScript object, it is a function of the global objec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Event Handling</text:p>
          </draw:text-box>
        </draw:frame>
        <draw:frame presentation:style-name="pr11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avascript: Handling Ev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vents take place when something happens</text:p>
              </text:list-item>
              <text:list-item>
                <text:p>Use javascript to specify some action when some event occurs</text:p>
              </text:list-item>
              <text:list-item>
                <text:p/>
              </text:list-item>
              <text:list-item>
                <text:p/>
              </text:list-item>
              <text:list-item>
                <text:p>&lt;element event='some JavaScript'&gt;</text:p>
              </text:list-item>
            </text:list>
            <text:p><text:span text:style-name="T6">&lt;</text:span><text:span text:style-name="T7">button</text:span><text:span text:style-name="T8"> onclick</text:span><text:span text:style-name="T6">="document.getElementById('demo').innerHTML = Date()"&gt;</text:span><text:span text:style-name="T16">The time is?</text:span><text:span text:style-name="T6">&lt;</text:span><text:span text:style-name="T7">/button</text:span><text:span text:style-name="T6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ome Common HTML eventt</text:p>
          </draw:text-box>
        </draw:frame>
        <draw:frame draw:style-name="standard" draw:layer="layout" svg:width="25.574cm" svg:height="13.52cm" svg:x="1.029cm" svg:y="4.361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21" table:default-cell-style-name="ce8">
              <table:table-cell>
                <text:p><text:span text:style-name="T65"/></text:p>
                <text:p><text:span text:style-name="T65">Event</text:span></text:p>
              </table:table-cell>
              <table:table-cell>
                <text:p><text:span text:style-name="T65"/></text:p>
                <text:p><text:span text:style-name="T65">Description</text:span></text:p>
              </table:table-cell>
            </table:table-row>
            <table:table-row table:style-name="ro22" table:default-cell-style-name="ce9">
              <table:table-cell>
                <text:p><text:span text:style-name="T66">onchange</text:span></text:p>
              </table:table-cell>
              <table:table-cell>
                <text:p><text:span text:style-name="T66">An HTML element has been changed</text:span></text:p>
              </table:table-cell>
            </table:table-row>
            <table:table-row table:style-name="ro22" table:default-cell-style-name="ce9">
              <table:table-cell>
                <text:p><text:span text:style-name="T66">onclick</text:span></text:p>
              </table:table-cell>
              <table:table-cell>
                <text:p><text:span text:style-name="T66">The user clicks an HTML element</text:span></text:p>
              </table:table-cell>
            </table:table-row>
            <table:table-row table:style-name="ro23" table:default-cell-style-name="ce9">
              <table:table-cell>
                <text:p><text:span text:style-name="T66">onmouseover</text:span></text:p>
              </table:table-cell>
              <table:table-cell>
                <text:p><text:span text:style-name="T66">The user moves the mouse over an HTML element</text:span></text:p>
              </table:table-cell>
            </table:table-row>
            <table:table-row table:style-name="ro23" table:default-cell-style-name="ce9">
              <table:table-cell>
                <text:p><text:span text:style-name="T66">onmouseout</text:span></text:p>
              </table:table-cell>
              <table:table-cell>
                <text:p><text:span text:style-name="T66">The user moves the mouse away from an HTML element</text:span></text:p>
              </table:table-cell>
            </table:table-row>
            <table:table-row table:style-name="ro24" table:default-cell-style-name="ce9">
              <table:table-cell>
                <text:p><text:span text:style-name="T66">onkeydown</text:span></text:p>
              </table:table-cell>
              <table:table-cell>
                <text:p><text:span text:style-name="T66">The user pushes a keyboard key</text:span></text:p>
              </table:table-cell>
            </table:table-row>
            <table:table-row table:style-name="ro25" table:default-cell-style-name="ce9">
              <table:table-cell>
                <text:p><text:span text:style-name="T66">onload</text:span></text:p>
              </table:table-cell>
              <table:table-cell>
                <text:p><text:span text:style-name="T66">The browser has finished loading the pag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Common Mistakes</text:p>
          </draw:text-box>
        </draw:frame>
        <draw:frame presentation:style-name="pr11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ommon Mistakes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8">Wrong = </text:span></text:p>
            <text:p><text:span text:style-name="T18">var</text:span><text:span text:style-name="T19"> x = </text:span><text:span text:style-name="T22">0</text:span><text:span text:style-name="T19">;</text:span><text:span text:style-name="T19"><text:line-break/></text:span><text:span text:style-name="T18">if</text:span><text:span text:style-name="T19"> (x = </text:span><text:span text:style-name="T22">10</text:span><text:span text:style-name="T19">)</text:span></text:p>
            <text:p/>
            <text:p/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18">var</text:span><text:span text:style-name="T19"> x = </text:span><text:span text:style-name="T22">10</text:span><text:span text:style-name="T19">;</text:span><text:span text:style-name="T19"><text:line-break/></text:span><text:span text:style-name="T18">var</text:span><text:span text:style-name="T19"> y = </text:span><text:span text:style-name="T20">"10"</text:span><text:span text:style-name="T19">;</text:span><text:span text:style-name="T19"><text:line-break/></text:span><text:span text:style-name="T18">if</text:span><text:span text:style-name="T19"> (x == y) <text:s/></text:span></text:p>
            <text:p>Did you mean</text:p>
            <text:p><text:span text:style-name="T18">if</text:span><text:span text:style-name="T19"> (x === y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ommon Mistakes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67">This case switch will display an alert:</text:span></text:p>
            <text:p><text:span text:style-name="T18">var</text:span><text:span text:style-name="T21"> x = </text:span><text:span text:style-name="T22">10</text:span><text:span text:style-name="T21">;</text:span><text:span text:style-name="T21"><text:line-break/></text:span><text:span text:style-name="T18">switch</text:span><text:span text:style-name="T21">(x) {</text:span><text:span text:style-name="T21"><text:line-break/></text:span><text:span text:style-name="T21">    </text:span><text:span text:style-name="T18">case</text:span><text:span text:style-name="T21"> </text:span><text:span text:style-name="T22">10</text:span><text:span text:style-name="T21">: alert(</text:span><text:span text:style-name="T20">"Hello"</text:span><text:span text:style-name="T21">);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This case switch will not display an alert:</text:p>
            <text:p><text:span text:style-name="T18">var</text:span><text:span text:style-name="T21"> x = </text:span><text:span text:style-name="T22">10</text:span><text:span text:style-name="T21">;</text:span><text:span text:style-name="T21"><text:line-break/></text:span><text:span text:style-name="T18">switch</text:span><text:span text:style-name="T21">(x) {</text:span><text:span text:style-name="T21"><text:line-break/></text:span><text:span text:style-name="T21">    </text:span><text:span text:style-name="T18">case</text:span><text:span text:style-name="T21"> </text:span><text:span text:style-name="T20">"10"</text:span><text:span text:style-name="T21">: alert(</text:span><text:span text:style-name="T20">"Hello"</text:span><text:span text:style-name="T21">);</text:span><text:span text:style-name="T21"><text:line-break/></text:span><text:span text:style-name="T21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ommon Mistak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38">Addition</text:span><text:span text:style-name="T19"> is about adding </text:span><text:span text:style-name="T38">numbers</text:span><text:span text:style-name="T19">.</text:span></text:p>
            <text:p><text:span text:style-name="T68">Concatenation</text:span><text:span text:style-name="T67"> is about adding </text:span><text:span text:style-name="T68">strings</text:span><text:span text:style-name="T67">.</text:span></text:p>
            <text:p><text:span text:style-name="T18">var</text:span><text:span text:style-name="T19"> x = </text:span><text:span text:style-name="T22">10</text:span><text:span text:style-name="T19"> + </text:span><text:span text:style-name="T22">5</text:span><text:span text:style-name="T19">;          // the result in x is 15</text:span><text:span text:style-name="T19"><text:line-break/></text:span><text:span text:style-name="T18">var</text:span><text:span text:style-name="T19"> x = </text:span><text:span text:style-name="T22">10</text:span><text:span text:style-name="T19"> + </text:span><text:span text:style-name="T20">"5"</text:span><text:span text:style-name="T19">;        // the result in x is "105"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ommon Mistakes: Semicolons missing/misplaced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8">function</text:span><text:span text:style-name="T19"> myFunction(a) {</text:span><text:span text:style-name="T19"><text:line-break/></text:span><text:span text:style-name="T19">    </text:span><text:span text:style-name="T18">var</text:span><text:span text:style-name="T19"> power = </text:span><text:span text:style-name="T22">10</text:span><text:span text:style-name="T19">  </text:span><text:span text:style-name="T19"><text:line-break/></text:span><text:span text:style-name="T19">    </text:span><text:span text:style-name="T18">return</text:span><text:span text:style-name="T19"> a * power</text:span><text:span text:style-name="T19"><text:line-break/></text:span><text:span text:style-name="T19">}</text:span></text:p>
            <text:p>is same as</text:p>
            <text:p><text:span text:style-name="T18">function</text:span><text:span text:style-name="T19"> myFunction(a) {</text:span><text:span text:style-name="T19"><text:line-break/></text:span><text:span text:style-name="T19">    </text:span><text:span text:style-name="T18">var</text:span><text:span text:style-name="T19"> power = </text:span><text:span text:style-name="T22">10</text:span><text:span text:style-name="T19">;</text:span><text:span text:style-name="T19"><text:line-break/></text:span><text:span text:style-name="T19">    </text:span><text:span text:style-name="T18">return</text:span><text:span text:style-name="T19"> a * power;</text:span><text:span text:style-name="T19"><text:line-break/></text:span><text:span text:style-name="T19">}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is same as</text:p>
            <text:p><text:span text:style-name="T18">function</text:span><text:span text:style-name="T19"> myFunction(a) {</text:span><text:span text:style-name="T19"><text:line-break/></text:span><text:span text:style-name="T19">    </text:span><text:span text:style-name="T18">var</text:span><text:span text:style-name="T19"><text:line-break/></text:span><text:span text:style-name="T19">    power = </text:span><text:span text:style-name="T22">10</text:span><text:span text:style-name="T19">;  </text:span><text:span text:style-name="T19"><text:line-break/></text:span><text:span text:style-name="T19">    </text:span><text:span text:style-name="T18">return</text:span><text:span text:style-name="T19"> a * power;</text:span><text:span text:style-name="T19"><text:line-break/></text:span><text:span text:style-name="T19">} </text:span></text:p>
            <text:p>But not the same as </text:p>
            <text:p><text:span text:style-name="T18">function</text:span><text:span text:style-name="T19"> myFunction(a) {</text:span><text:span text:style-name="T19"><text:line-break/></text:span><text:span text:style-name="T19">    </text:span><text:span text:style-name="T18">var</text:span><text:span text:style-name="T19"><text:line-break/></text:span><text:span text:style-name="T19">    power = </text:span><text:span text:style-name="T22">10</text:span><text:span text:style-name="T19">;  </text:span><text:span text:style-name="T19"><text:line-break/></text:span><text:span text:style-name="T19">    </text:span><text:span text:style-name="T18">return</text:span><text:span text:style-name="T19"><text:line-break/></text:span><text:span text:style-name="T19">    a * power;</text:span><text:span text:style-name="T19"><text:line-break/></text:span><text:span text:style-name="T19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ommon Mistakes: Undefined is not null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<text:span text:style-name="T16">With JavaScript, </text:span><text:span text:style-name="T69">null</text:span><text:span text:style-name="T16"> is for objects, </text:span><text:span text:style-name="T69">undefined</text:span><text:span text:style-name="T16"> is for variables, properties, and methods.</text:span></text:p>
            <text:p><text:span text:style-name="T53">To be null, an object has to be defined, otherwise it will be undefined.</text:span></text:p>
            <text:p><text:span text:style-name="T53">If you want to test if an object exists, this will throw an error if the object is undefined:</text:span>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pan text:style-name="T10">Incorrect:</text:span></text:p>
              </text:list-item>
            </text:list>
            <text:p><text:span text:style-name="T18">if</text:span><text:span text:style-name="T21"> (myObj !== </text:span><text:span text:style-name="T18">null</text:span><text:span text:style-name="T21"> &amp;&amp; </text:span><text:span text:style-name="T18">typeof</text:span><text:span text:style-name="T21"> myObj !== </text:span><text:span text:style-name="T20">"undefined"</text:span><text:span text:style-name="T21">) </text:span></text:p>
            <text:p><text:span text:style-name="T70">Because of this, you must test typeof() first:</text:span></text:p>
            <text:list text:continue-numbering="true" text:style-name="L3">
              <text:list-item>
                <text:p><text:span text:style-name="T10">Correct:</text:span></text:p>
              </text:list-item>
            </text:list>
            <text:p><text:span text:style-name="T18">if</text:span><text:span text:style-name="T21"> (</text:span><text:span text:style-name="T18">typeof</text:span><text:span text:style-name="T21"> myObj !== </text:span><text:span text:style-name="T20">"undefined"</text:span><text:span text:style-name="T21"> &amp;&amp; myObj !== </text:span><text:span text:style-name="T18">null</text:span><text:span text:style-name="T21">) 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byssinica SIL" svg:font-family="'Abyssinica SIL'" style:font-pitch="variable"/>
    <style:font-face style:name="Abyssinica SIL1" svg:font-family="'Abyssinica SIL'" style:font-adornments="標準" style:font-pitch="variable"/>
    <style:font-face style:name="Liberation Sans1" svg:font-family="'Liberation Sans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Lohit Devanagari3" svg:font-family="'Lohit Devanagari'" style:font-adornments="標準" style:font-pitch="variable"/>
    <style:font-face style:name="Source Sans Pro3" svg:font-family="'Source Sans Pro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adornments="Semi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Horizontal_20_Line" style:display-name="Horizontal Line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6:41.295177360</meta:creation-date>
    <meta:editing-duration>P1DT3H41M17S</meta:editing-duration>
    <meta:editing-cycles>101</meta:editing-cycles>
    <meta:generator>LibreOffice/5.1.4.2$Linux_X86_64 LibreOffice_project/f99d75f39f1c57ebdd7ffc5f42867c12031db97a</meta:generator>
    <dc:date>2018-02-01T15:27:15.973404534</dc:date>
    <meta:document-statistic meta:object-count="455"/>
    <meta:template xlink:type="simple" xlink:actuate="onRequest" xlink:title="Alizarin" xlink:href="../../../../../../../../opt/libreoffice5.1/share/template/common/presnt/Alizarin.otp" meta:date="2018-01-22T20:56:41.1145103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